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tine" svg:font-family="Libertin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modern" style:font-pitch="variable"/>
    <style:font-face style:name="Linux Libertine S.O.Cist.3" svg:font-family="'Linux Libertine S.O.Cist.'" style:font-adornments="Regular"/>
    <style:font-face style:name="Linux Libertine S.O.Cist.4" svg:font-family="'Linux Libertine S.O.Cist.'" style:font-adornments="Regular"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list-style-name="L1">
      <style:text-properties officeooo:paragraph-rsid="00010aa0"/>
    </style:style>
    <style:style style:name="P2" style:family="paragraph" style:parent-style-name="Standard" style:list-style-name="L1">
      <style:text-properties officeooo:rsid="0001e9d3" officeooo:paragraph-rsid="00102836"/>
    </style:style>
    <style:style style:name="P3" style:family="paragraph" style:parent-style-name="Standard" style:list-style-name="L1">
      <style:text-properties officeooo:rsid="00042372" officeooo:paragraph-rsid="00102836"/>
    </style:style>
    <style:style style:name="P4" style:family="paragraph" style:parent-style-name="Standard" style:list-style-name="L1">
      <style:text-properties officeooo:rsid="00042372" officeooo:paragraph-rsid="00042372"/>
    </style:style>
    <style:style style:name="P5" style:family="paragraph" style:parent-style-name="Standard" style:list-style-name="L1">
      <style:text-properties officeooo:rsid="000798c2" officeooo:paragraph-rsid="000798c2"/>
    </style:style>
    <style:style style:name="P6" style:family="paragraph" style:parent-style-name="Standard" style:list-style-name="L1">
      <style:text-properties officeooo:rsid="00042372" officeooo:paragraph-rsid="0005f049"/>
    </style:style>
    <style:style style:name="P7" style:family="paragraph" style:parent-style-name="Standard" style:list-style-name="L1">
      <style:text-properties officeooo:rsid="00059ff4" officeooo:paragraph-rsid="00102836"/>
    </style:style>
    <style:style style:name="P8" style:family="paragraph" style:parent-style-name="Standard" style:list-style-name="L1">
      <style:text-properties officeooo:rsid="000798c2" officeooo:paragraph-rsid="00102836"/>
    </style:style>
    <style:style style:name="P9" style:family="paragraph" style:parent-style-name="Standard" style:list-style-name="L1">
      <style:text-properties officeooo:rsid="000a0473" officeooo:paragraph-rsid="00102836"/>
    </style:style>
    <style:style style:name="P10" style:family="paragraph" style:parent-style-name="Standard" style:list-style-name="L1">
      <style:text-properties officeooo:rsid="000a0473" officeooo:paragraph-rsid="0019b828"/>
    </style:style>
    <style:style style:name="P11" style:family="paragraph" style:parent-style-name="Standard" style:list-style-name="L1">
      <style:text-properties officeooo:rsid="000a0473" officeooo:paragraph-rsid="000a0473"/>
    </style:style>
    <style:style style:name="P12" style:family="paragraph" style:parent-style-name="Standard" style:list-style-name="L1">
      <style:text-properties officeooo:rsid="000a19dd" officeooo:paragraph-rsid="0019b828"/>
    </style:style>
    <style:style style:name="P13" style:family="paragraph" style:parent-style-name="Standard" style:list-style-name="L1">
      <style:text-properties officeooo:rsid="000a19dd" officeooo:paragraph-rsid="00102836"/>
    </style:style>
    <style:style style:name="P14" style:family="paragraph" style:parent-style-name="Standard" style:list-style-name="L1">
      <style:text-properties style:font-name="Linux Libertine S.O.Cist.2" fo:font-style="normal" fo:font-weight="normal" officeooo:rsid="000a19dd" officeooo:paragraph-rsid="00102836" style:font-size-asian="15pt" style:font-style-asian="normal" style:font-weight-asian="normal" style:font-name-complex="Linux Libertine S.O.Cist.1" style:font-style-complex="normal" style:font-weight-complex="normal"/>
    </style:style>
    <style:style style:name="P15" style:family="paragraph" style:parent-style-name="Standard" style:list-style-name="L1">
      <style:text-properties style:font-name="Linux Libertine S.O.Cist.2" fo:font-style="normal" fo:font-weight="normal" officeooo:rsid="000ba854" officeooo:paragraph-rsid="00156570" style:font-size-asian="15pt" style:font-style-asian="normal" style:font-weight-asian="normal" style:font-name-complex="Linux Libertine S.O.Cist.1" style:font-style-complex="normal" style:font-weight-complex="normal"/>
    </style:style>
    <style:style style:name="P16" style:family="paragraph" style:parent-style-name="Standard" style:list-style-name="L1">
      <style:text-properties style:font-name="Linux Libertine S.O.Cist.2" fo:font-style="normal" fo:font-weight="normal" officeooo:rsid="000ba854" officeooo:paragraph-rsid="00102836" style:font-size-asian="15pt" style:font-style-asian="normal" style:font-weight-asian="normal" style:font-name-complex="Linux Libertine S.O.Cist.1" style:font-style-complex="normal" style:font-weight-complex="normal"/>
    </style:style>
    <style:style style:name="P17" style:family="paragraph" style:parent-style-name="Standard">
      <style:text-properties style:font-name="Linux Libertine S.O.Cist.2" fo:font-style="normal" fo:font-weight="normal" officeooo:rsid="000ba854" officeooo:paragraph-rsid="000ba854" style:font-size-asian="15pt" style:font-style-asian="normal" style:font-weight-asian="normal" style:font-name-complex="Linux Libertine S.O.Cist.1" style:font-style-complex="normal" style:font-weight-complex="normal"/>
    </style:style>
    <style:style style:name="P18" style:family="paragraph" style:parent-style-name="Standard" style:list-style-name="L2">
      <style:text-properties style:font-name="Linux Libertine S.O.Cist.2" fo:font-style="normal" fo:font-weight="normal" officeooo:rsid="000ba854" officeooo:paragraph-rsid="00102836" style:font-size-asian="15pt" style:font-style-asian="normal" style:font-weight-asian="normal" style:font-name-complex="Linux Libertine S.O.Cist.1" style:font-style-complex="normal" style:font-weight-complex="normal"/>
    </style:style>
    <style:style style:name="P19" style:family="paragraph" style:parent-style-name="Standard" style:list-style-name="L2">
      <style:text-properties officeooo:rsid="000ba854" officeooo:paragraph-rsid="00102836"/>
    </style:style>
    <style:style style:name="P20" style:family="paragraph" style:parent-style-name="Standard" style:list-style-name="L2">
      <style:text-properties style:font-name="Linux Libertine S.O.Cist.2" fo:font-style="normal" fo:font-weight="normal" officeooo:rsid="000d6657" officeooo:paragraph-rsid="0016b3b5" style:font-size-asian="15pt" style:font-style-asian="normal" style:font-weight-asian="normal" style:font-name-complex="Linux Libertine S.O.Cist.1" style:font-style-complex="normal" style:font-weight-complex="normal"/>
    </style:style>
    <style:style style:name="P21" style:family="paragraph" style:parent-style-name="Standard" style:list-style-name="L2">
      <style:text-properties style:font-name="Linux Libertine S.O.Cist.2" fo:font-style="normal" fo:font-weight="normal" officeooo:rsid="000db123" officeooo:paragraph-rsid="00156570" style:font-size-asian="15pt" style:font-style-asian="normal" style:font-weight-asian="normal" style:font-name-complex="Linux Libertine S.O.Cist.1" style:font-style-complex="normal" style:font-weight-complex="normal"/>
    </style:style>
    <style:style style:name="P22" style:family="paragraph" style:parent-style-name="Standard" style:list-style-name="L2">
      <style:text-properties style:font-name="Linux Libertine S.O.Cist.2" fo:font-style="normal" fo:font-weight="normal" officeooo:rsid="000e4324" officeooo:paragraph-rsid="0016b3b5" style:font-size-asian="15pt" style:font-style-asian="normal" style:font-weight-asian="normal" style:font-name-complex="Linux Libertine S.O.Cist.1" style:font-style-complex="normal" style:font-weight-complex="normal"/>
    </style:style>
    <style:style style:name="P23" style:family="paragraph" style:parent-style-name="Standard" style:list-style-name="L2">
      <style:text-properties style:font-name="Linux Libertine S.O.Cist.2" fo:font-style="normal" fo:font-weight="normal" officeooo:rsid="000e4324" officeooo:paragraph-rsid="0019b828" style:font-size-asian="15pt" style:font-style-asian="normal" style:font-weight-asian="normal" style:font-name-complex="Linux Libertine S.O.Cist.1" style:font-style-complex="normal" style:font-weight-complex="normal"/>
    </style:style>
    <style:style style:name="P24" style:family="paragraph" style:parent-style-name="Standard" style:list-style-name="L2">
      <style:text-properties style:font-name="Linux Libertine S.O.Cist.2" fo:font-style="normal" fo:font-weight="normal" officeooo:rsid="000ee01d" officeooo:paragraph-rsid="0019b828" style:font-size-asian="15pt" style:font-style-asian="normal" style:font-weight-asian="normal" style:font-name-complex="Linux Libertine S.O.Cist.1" style:font-style-complex="normal" style:font-weight-complex="normal"/>
    </style:style>
    <style:style style:name="P25" style:family="paragraph" style:parent-style-name="Standard" style:list-style-name="L2">
      <style:text-properties style:font-name="Linux Libertine S.O.Cist.2" fo:font-style="normal" fo:font-weight="normal" officeooo:rsid="000ee01d" officeooo:paragraph-rsid="00181d20" style:font-size-asian="15pt" style:font-style-asian="normal" style:font-weight-asian="normal" style:font-name-complex="Linux Libertine S.O.Cist.1" style:font-style-complex="normal" style:font-weight-complex="normal"/>
    </style:style>
    <style:style style:name="P26" style:family="paragraph" style:parent-style-name="Standard" style:list-style-name="L2">
      <style:text-properties style:font-name="Linux Libertine S.O.Cist.2" fo:font-style="normal" fo:font-weight="normal" officeooo:rsid="000ee01d" officeooo:paragraph-rsid="0026259f" style:font-size-asian="15pt" style:font-style-asian="normal" style:font-weight-asian="normal" style:font-name-complex="Linux Libertine S.O.Cist.1" style:font-style-complex="normal" style:font-weight-complex="normal"/>
    </style:style>
    <style:style style:name="P27" style:family="paragraph" style:parent-style-name="Standard">
      <style:text-properties style:font-name="Linux Libertine S.O.Cist.2" fo:font-style="normal" fo:font-weight="normal" officeooo:rsid="000ee01d" officeooo:paragraph-rsid="0019b828" style:font-size-asian="15pt" style:font-style-asian="normal" style:font-weight-asian="normal" style:font-name-complex="Linux Libertine S.O.Cist.1" style:font-style-complex="normal" style:font-weight-complex="normal"/>
    </style:style>
    <style:style style:name="P28" style:family="paragraph" style:parent-style-name="Standard" style:list-style-name="L2">
      <style:text-properties officeooo:rsid="0019fe4e" officeooo:paragraph-rsid="0019fe4e"/>
    </style:style>
    <style:style style:name="P29" style:family="paragraph" style:parent-style-name="Standard" style:list-style-name="L2">
      <style:text-properties officeooo:rsid="001a2660" officeooo:paragraph-rsid="001a2660"/>
    </style:style>
    <style:style style:name="P30" style:family="paragraph" style:parent-style-name="Standard" style:list-style-name="L2">
      <style:text-properties officeooo:rsid="001c2e28" officeooo:paragraph-rsid="001c2e28"/>
    </style:style>
    <style:style style:name="P31" style:family="paragraph" style:parent-style-name="Standard" style:list-style-name="L2">
      <style:text-properties officeooo:rsid="0024fcff" officeooo:paragraph-rsid="0024fcff"/>
    </style:style>
    <style:style style:name="P32" style:family="paragraph" style:parent-style-name="Standard" style:list-style-name="L2">
      <style:text-properties style:text-position="0% 100%" fo:font-style="normal" officeooo:rsid="0024fcff" officeooo:paragraph-rsid="0024fcff" style:font-style-asian="normal" style:font-style-complex="normal"/>
    </style:style>
    <style:style style:name="P33" style:family="paragraph" style:parent-style-name="Standard">
      <style:text-properties officeooo:rsid="00010aa0" officeooo:paragraph-rsid="000ba854"/>
    </style:style>
    <style:style style:name="P34" style:family="paragraph" style:parent-style-name="Standard">
      <style:text-properties fo:font-weight="bold" officeooo:rsid="001dc466" officeooo:paragraph-rsid="001dc466" style:font-weight-asian="bold" style:font-weight-complex="bold"/>
    </style:style>
    <style:style style:name="P35" style:family="paragraph" style:parent-style-name="Standard" style:list-style-name="L3">
      <style:text-properties officeooo:rsid="001dc466" officeooo:paragraph-rsid="00275ada"/>
    </style:style>
    <style:style style:name="P36" style:family="paragraph" style:parent-style-name="Standard" style:list-style-name="L3">
      <style:text-properties officeooo:rsid="001dc466" officeooo:paragraph-rsid="001dc466"/>
    </style:style>
    <style:style style:name="P37" style:family="paragraph" style:parent-style-name="Standard" style:list-style-name="L3">
      <style:text-properties officeooo:rsid="001df306" officeooo:paragraph-rsid="00275ada"/>
    </style:style>
    <style:style style:name="P38" style:family="paragraph" style:parent-style-name="Standard" style:list-style-name="L3">
      <style:text-properties officeooo:rsid="00232fbb" officeooo:paragraph-rsid="00232fbb"/>
    </style:style>
    <style:style style:name="P39" style:family="paragraph" style:parent-style-name="Standard" style:list-style-name="L3">
      <style:text-properties officeooo:rsid="001df306" officeooo:paragraph-rsid="0028259a"/>
    </style:style>
    <style:style style:name="P40" style:family="paragraph" style:parent-style-name="Standard" style:list-style-name="L3">
      <style:text-properties officeooo:rsid="001e388d" officeooo:paragraph-rsid="00299d75"/>
    </style:style>
    <style:style style:name="P41" style:family="paragraph" style:parent-style-name="Standard" style:list-style-name="L3">
      <style:text-properties officeooo:rsid="001e388d" officeooo:paragraph-rsid="001e388d"/>
    </style:style>
    <style:style style:name="P42" style:family="paragraph" style:parent-style-name="Standard" style:list-style-name="L3">
      <style:text-properties officeooo:rsid="00208b00" officeooo:paragraph-rsid="00208b00"/>
    </style:style>
    <style:style style:name="P43" style:family="paragraph" style:parent-style-name="Standard" style:list-style-name="L3">
      <style:text-properties officeooo:rsid="001e388d" officeooo:paragraph-rsid="00275ada"/>
    </style:style>
    <style:style style:name="P44" style:family="paragraph" style:parent-style-name="Standard" style:list-style-name="L3">
      <style:text-properties officeooo:rsid="001f9e58" officeooo:paragraph-rsid="00299d75"/>
    </style:style>
    <style:style style:name="P45" style:family="paragraph" style:parent-style-name="Standard" style:list-style-name="L3">
      <style:text-properties officeooo:rsid="001f9e58" officeooo:paragraph-rsid="0028259a"/>
    </style:style>
    <style:style style:name="P46" style:family="paragraph" style:parent-style-name="Standard" style:list-style-name="L3">
      <style:text-properties officeooo:rsid="00208b00" officeooo:paragraph-rsid="00299d75"/>
    </style:style>
    <style:style style:name="P47" style:family="paragraph" style:parent-style-name="Standard" style:list-style-name="L3">
      <style:text-properties officeooo:rsid="00223635" officeooo:paragraph-rsid="00299d75"/>
    </style:style>
    <style:style style:name="P48" style:family="paragraph" style:parent-style-name="Standard" style:list-style-name="L3">
      <style:text-properties officeooo:rsid="002572e0" officeooo:paragraph-rsid="002a5f46"/>
    </style:style>
    <style:style style:name="P49" style:family="paragraph" style:parent-style-name="Standard" style:list-style-name="L3">
      <style:text-properties officeooo:rsid="0026bd33" officeooo:paragraph-rsid="002e7a09"/>
    </style:style>
    <style:style style:name="P50" style:family="paragraph" style:parent-style-name="Standard" style:list-style-name="L3">
      <style:text-properties officeooo:rsid="00269eb8" officeooo:paragraph-rsid="00300293"/>
    </style:style>
    <style:style style:name="P51" style:family="paragraph" style:parent-style-name="Standard" style:list-style-name="L3">
      <style:text-properties officeooo:rsid="0027de4a" officeooo:paragraph-rsid="00300293"/>
    </style:style>
    <style:style style:name="P52" style:family="paragraph" style:parent-style-name="Standard" style:list-style-name="L3">
      <style:text-properties style:use-window-font-color="true" loext:opacity="0%" officeooo:rsid="0027de4a" officeooo:paragraph-rsid="00300293"/>
    </style:style>
    <style:style style:name="P53" style:family="paragraph" style:parent-style-name="Standard" style:list-style-name="L3">
      <style:text-properties officeooo:rsid="00223635" officeooo:paragraph-rsid="0028259a"/>
    </style:style>
    <style:style style:name="P54" style:family="paragraph" style:parent-style-name="Standard" style:list-style-name="L3">
      <style:text-properties officeooo:paragraph-rsid="0029bb1c"/>
    </style:style>
    <style:style style:name="P55" style:family="paragraph" style:parent-style-name="Standard" style:list-style-name="L3">
      <style:text-properties officeooo:rsid="00223635" officeooo:paragraph-rsid="002a5f46"/>
    </style:style>
    <style:style style:name="P56" style:family="paragraph" style:parent-style-name="Standard" style:list-style-name="L3">
      <style:text-properties officeooo:rsid="00260ee0" officeooo:paragraph-rsid="00260ee0"/>
    </style:style>
    <style:style style:name="P57" style:family="paragraph" style:parent-style-name="_30_3_20_Běžný_20_text_20__28_rubrika_29_" style:list-style-name="L3">
      <style:text-properties officeooo:paragraph-rsid="002a5f46"/>
    </style:style>
    <style:style style:name="P58" style:family="paragraph" style:parent-style-name="_30_3_20_Běžný_20_text_20__28_rubrika_29_" style:list-style-name="L3">
      <style:text-properties officeooo:rsid="002275c3" officeooo:paragraph-rsid="002a5f46"/>
    </style:style>
    <style:style style:name="P59" style:family="paragraph" style:parent-style-name="_30_3_20_Běžný_20_text_20__28_rubrika_29_" style:list-style-name="L4">
      <style:text-properties fo:language="cs" fo:country="CZ" officeooo:rsid="00232fbb" officeooo:paragraph-rsid="0028259a"/>
    </style:style>
    <style:style style:name="P60" style:family="paragraph" style:parent-style-name="_30_3_20_Běžný_20_text_20__28_rubrika_29_" style:list-style-name="L4">
      <style:text-properties officeooo:paragraph-rsid="002ac971"/>
    </style:style>
    <style:style style:name="P61" style:family="paragraph" style:parent-style-name="_30_3_20_Běžný_20_text_20__28_rubrika_29_" style:list-style-name="L4">
      <style:text-properties style:use-window-font-color="true" loext:opacity="0%" fo:font-size="12pt" fo:language="cs" fo:country="CZ" officeooo:rsid="0029b935" officeooo:paragraph-rsid="002e7a09" style:font-size-asian="12pt" style:font-size-complex="12pt"/>
    </style:style>
    <style:style style:name="P62" style:family="paragraph" style:parent-style-name="_30_3_20_Běžný_20_text_20__28_rubrika_29_">
      <style:text-properties officeooo:rsid="00232fbb" officeooo:paragraph-rsid="00260ee0"/>
    </style:style>
    <style:style style:name="P63" style:family="paragraph" style:parent-style-name="_30_3_20_Běžný_20_text_20__28_rubrika_29_">
      <style:text-properties officeooo:rsid="0030ad1e" officeooo:paragraph-rsid="0030ad1e"/>
    </style:style>
    <style:style style:name="P64" style:family="paragraph" style:parent-style-name="_30_3_20_Běžný_20_text_20__28_rubrika_29_" style:list-style-name="L5">
      <style:text-properties officeooo:rsid="0030ad1e" officeooo:paragraph-rsid="003e1f5f"/>
    </style:style>
    <style:style style:name="P65" style:family="paragraph" style:parent-style-name="_30_3_20_Běžný_20_text_20__28_rubrika_29_" style:list-style-name="L5">
      <style:text-properties officeooo:rsid="003df883" officeooo:paragraph-rsid="003eaf35"/>
    </style:style>
    <style:style style:name="P66" style:family="paragraph" style:parent-style-name="_30_3_20_Běžný_20_text_20__28_rubrika_29_" style:list-style-name="L5">
      <style:text-properties officeooo:paragraph-rsid="003eaf35"/>
    </style:style>
    <style:style style:name="P67" style:family="paragraph" style:parent-style-name="_30_3_20_Běžný_20_text_20__28_rubrika_29_" style:list-style-name="L5">
      <style:text-properties officeooo:rsid="00316b32" officeooo:paragraph-rsid="003eaf35"/>
    </style:style>
    <style:style style:name="P68" style:family="paragraph" style:parent-style-name="_30_3_20_Běžný_20_text_20__28_rubrika_29_" style:list-style-name="L5">
      <style:text-properties officeooo:rsid="0032b237" officeooo:paragraph-rsid="003eaf35"/>
    </style:style>
    <style:style style:name="P69" style:family="paragraph" style:parent-style-name="_30_3_20_Běžný_20_text_20__28_rubrika_29_" style:list-style-name="L5">
      <style:text-properties officeooo:rsid="0039104f" officeooo:paragraph-rsid="003eaf35"/>
    </style:style>
    <style:style style:name="P70" style:family="paragraph" style:parent-style-name="_30_3_20_Běžný_20_text_20__28_rubrika_29_" style:list-style-name="L5">
      <style:text-properties officeooo:rsid="003afabe" officeooo:paragraph-rsid="003eaf35"/>
    </style:style>
    <style:style style:name="P71" style:family="paragraph" style:parent-style-name="_30_3_20_Běžný_20_text_20__28_rubrika_29_" style:list-style-name="L5">
      <style:text-properties officeooo:rsid="003afabe" officeooo:paragraph-rsid="003afabe"/>
    </style:style>
    <style:style style:name="P72" style:family="paragraph" style:parent-style-name="_30_3_20_Běžný_20_text_20__28_rubrika_29_">
      <style:text-properties officeooo:rsid="00304efd" officeooo:paragraph-rsid="00304efd"/>
    </style:style>
    <style:style style:name="P73" style:family="paragraph" style:parent-style-name="_30_3_20_Běžný_20_text_20__28_rubrika_29_" style:list-style-name="L6">
      <style:text-properties officeooo:rsid="00304efd" officeooo:paragraph-rsid="00405924"/>
    </style:style>
    <style:style style:name="P74" style:family="paragraph" style:parent-style-name="_30_3_20_Běžný_20_text_20__28_rubrika_29_" style:list-style-name="L6">
      <style:text-properties officeooo:rsid="00304efd" officeooo:paragraph-rsid="0040d18d"/>
    </style:style>
    <style:style style:name="P75" style:family="paragraph" style:parent-style-name="_30_3_20_Běžný_20_text_20__28_rubrika_29_" style:list-style-name="L6">
      <style:text-properties officeooo:rsid="00304efd" officeooo:paragraph-rsid="0041a6c8"/>
    </style:style>
    <style:style style:name="P76" style:family="paragraph" style:parent-style-name="_30_3_20_Běžný_20_text_20__28_rubrika_29_" style:list-style-name="L6">
      <style:text-properties officeooo:rsid="00304efd" officeooo:paragraph-rsid="00304efd"/>
    </style:style>
    <style:style style:name="P77" style:family="paragraph" style:parent-style-name="_30_3_20_Běžný_20_text_20__28_rubrika_29_" style:list-style-name="L6">
      <style:text-properties fo:color="#ff0000" loext:opacity="100%" officeooo:rsid="00304efd" officeooo:paragraph-rsid="00304efd"/>
    </style:style>
    <style:style style:name="P78" style:family="paragraph" style:parent-style-name="_30_3_20_Běžný_20_text_20__28_rubrika_29_" style:list-style-name="L6">
      <style:text-properties officeooo:rsid="00304efd" officeooo:paragraph-rsid="00436fab"/>
    </style:style>
    <style:style style:name="P79" style:family="paragraph" style:parent-style-name="_30_3_20_Běžný_20_text_20__28_rubrika_29_" style:list-style-name="L6">
      <style:text-properties officeooo:rsid="00304efd" officeooo:paragraph-rsid="00449402"/>
    </style:style>
    <style:style style:name="P80" style:family="paragraph" style:parent-style-name="_30_3_20_Běžný_20_text_20__28_rubrika_29_" style:list-style-name="L6">
      <style:text-properties officeooo:rsid="0032b237" officeooo:paragraph-rsid="0044e4b9"/>
    </style:style>
    <style:style style:name="P81" style:family="paragraph" style:parent-style-name="_30_3_20_Běžný_20_text_20__28_rubrika_29_" style:list-style-name="L6">
      <style:text-properties fo:font-style="normal" fo:font-weight="normal" officeooo:rsid="00332f19" officeooo:paragraph-rsid="0044e4b9" style:font-style-asian="normal" style:font-weight-asian="normal" style:font-style-complex="normal" style:font-weight-complex="normal"/>
    </style:style>
    <style:style style:name="P82" style:family="paragraph" style:parent-style-name="_30_3_20_Běžný_20_text_20__28_rubrika_29_" style:list-style-name="L6">
      <style:text-properties officeooo:rsid="00332f19" officeooo:paragraph-rsid="004578b4"/>
    </style:style>
    <style:style style:name="P83" style:family="paragraph" style:parent-style-name="_30_3_20_Běžný_20_text_20__28_rubrika_29_" style:list-style-name="L6">
      <style:text-properties officeooo:paragraph-rsid="0045e0a0"/>
    </style:style>
    <style:style style:name="P84" style:family="paragraph" style:parent-style-name="_30_3_20_Běžný_20_text_20__28_rubrika_29_" style:list-style-name="L6">
      <style:text-properties officeooo:rsid="0037ad9d" officeooo:paragraph-rsid="0045e0a0"/>
    </style:style>
    <style:style style:name="P85" style:family="paragraph" style:parent-style-name="_30_3_20_Běžný_20_text_20__28_rubrika_29_" style:list-style-name="L6">
      <style:text-properties style:text-position="0% 100%" fo:font-style="normal" fo:font-weight="normal" officeooo:rsid="0039104f" officeooo:paragraph-rsid="00469dd8" style:font-style-asian="normal" style:font-weight-asian="normal" style:font-style-complex="normal" style:font-weight-complex="normal"/>
    </style:style>
    <style:style style:name="P86" style:family="paragraph" style:parent-style-name="_30_3_20_Běžný_20_text_20__28_rubrika_29_" style:list-style-name="L6">
      <style:text-properties style:text-position="0% 100%" fo:font-style="normal" fo:font-weight="normal" officeooo:rsid="0039104f" officeooo:paragraph-rsid="0047cfe5" style:font-style-asian="normal" style:font-weight-asian="normal" style:font-style-complex="normal" style:font-weight-complex="normal"/>
    </style:style>
    <style:style style:name="P87" style:family="paragraph" style:parent-style-name="_30_3_20_Běžný_20_text_20__28_rubrika_29_">
      <style:text-properties style:text-position="0% 100%" fo:font-style="normal" fo:font-weight="normal" officeooo:rsid="0039104f" officeooo:paragraph-rsid="0039104f" style:font-style-asian="normal" style:font-weight-asian="normal" style:font-style-complex="normal" style:font-weight-complex="normal"/>
    </style:style>
    <style:style style:name="P88" style:family="paragraph" style:parent-style-name="_30_3_20_Běžný_20_text_20__28_rubrika_29_">
      <style:text-properties style:text-position="0% 100%" fo:language="none" fo:country="none" fo:font-style="normal" fo:font-weight="normal" officeooo:rsid="003cd945" officeooo:paragraph-rsid="003cd945" style:font-style-asian="normal" style:font-weight-asian="normal" style:font-style-complex="normal" style:font-weight-complex="normal"/>
    </style:style>
    <style:style style:name="P89" style:family="paragraph" style:parent-style-name="_30_3_20_Běžný_20_text_20__28_rubrika_29_" style:list-style-name="L7">
      <style:text-properties style:text-position="0% 100%" fo:language="none" fo:country="none" fo:font-style="normal" fo:font-weight="normal" officeooo:rsid="003cd945" officeooo:paragraph-rsid="0048cbd7" style:font-style-asian="normal" style:font-weight-asian="normal" style:font-style-complex="normal" style:font-weight-complex="normal"/>
    </style:style>
    <style:style style:name="P90" style:family="paragraph" style:parent-style-name="_30_3_20_Běžný_20_text_20__28_rubrika_29_" style:list-style-name="L7">
      <style:text-properties style:text-position="0% 100%" fo:language="none" fo:country="none" fo:font-style="normal" fo:font-weight="normal" officeooo:rsid="003cd945" officeooo:paragraph-rsid="003cd945" style:font-style-asian="normal" style:font-weight-asian="normal" style:font-style-complex="normal" style:font-weight-complex="normal"/>
    </style:style>
    <style:style style:name="P91" style:family="paragraph" style:parent-style-name="_30_3_20_Běžný_20_text_20__28_rubrika_29_" style:list-style-name="L7">
      <style:text-properties style:text-position="0% 100%" fo:font-style="normal" fo:font-weight="normal" officeooo:rsid="003cd945" officeooo:paragraph-rsid="0049f617" style:font-style-asian="normal" style:font-weight-asian="normal" style:font-style-complex="normal" style:font-weight-complex="normal"/>
    </style:style>
    <style:style style:name="P92" style:family="paragraph" style:parent-style-name="_30_3_20_Běžný_20_text_20__28_rubrika_29_">
      <style:text-properties style:text-position="0% 100%" fo:font-style="normal" fo:font-weight="normal" officeooo:rsid="003cd945" officeooo:paragraph-rsid="003cd945" style:font-style-asian="normal" style:font-weight-asian="normal" style:font-style-complex="normal" style:font-weight-complex="normal"/>
    </style:style>
    <style:style style:name="P93" style:family="paragraph" style:parent-style-name="_30_3_20_Běžný_20_text_20__28_rubrika_29_">
      <style:text-properties style:text-position="0% 100%" fo:language="cs" fo:country="CZ" fo:font-style="normal" fo:font-weight="normal" officeooo:rsid="003cd945" officeooo:paragraph-rsid="003cd945" style:font-style-asian="normal" style:font-weight-asian="normal" style:font-style-complex="normal" style:font-weight-complex="normal"/>
    </style:style>
    <style:style style:name="P94" style:family="paragraph" style:parent-style-name="_30_3_20_Běžný_20_text_20__28_rubrika_29_" style:list-style-name="L8">
      <style:text-properties style:text-position="0% 100%" fo:language="cs" fo:country="CZ" fo:font-style="normal" fo:font-weight="normal" officeooo:rsid="003cd945" officeooo:paragraph-rsid="004a604a" style:font-style-asian="normal" style:font-weight-asian="normal" style:font-style-complex="normal" style:font-weight-complex="normal"/>
    </style:style>
    <style:style style:name="P95" style:family="paragraph" style:parent-style-name="_30_3_20_Běžný_20_text_20__28_rubrika_29_" style:list-style-name="L8">
      <style:text-properties style:text-position="0% 100%" fo:language="cs" fo:country="CZ" fo:font-style="normal" fo:font-weight="normal" officeooo:rsid="003cd945" officeooo:paragraph-rsid="003cd945" style:font-style-asian="normal" style:font-weight-asian="normal" style:font-style-complex="normal" style:font-weight-complex="normal"/>
    </style:style>
    <style:style style:name="P96" style:family="paragraph" style:parent-style-name="_30_3_20_Běžný_20_text_20__28_rubrika_29_" style:list-style-name="L8">
      <style:text-properties style:text-position="0% 100%" fo:font-style="normal" fo:font-weight="normal" officeooo:rsid="003cd945" officeooo:paragraph-rsid="004a604a" style:font-style-asian="normal" style:font-weight-asian="normal" style:font-style-complex="normal" style:font-weight-complex="normal"/>
    </style:style>
    <style:style style:name="P97" style:family="paragraph" style:parent-style-name="_30_3_20_Běžný_20_text_20__28_rubrika_29_" style:list-style-name="L8">
      <style:text-properties style:text-position="0% 100%" fo:font-style="normal" fo:font-weight="normal" officeooo:rsid="003cd945" officeooo:paragraph-rsid="003cd945" style:font-style-asian="normal" style:font-weight-asian="normal" style:font-style-complex="normal" style:font-weight-complex="normal"/>
    </style:style>
    <style:style style:name="P98" style:family="paragraph" style:parent-style-name="_30_3_20_Běžný_20_text_20__28_rubrika_29_" style:list-style-name="L8">
      <style:text-properties style:text-position="0% 100%" fo:font-style="normal" fo:font-weight="normal" officeooo:rsid="003d6505" officeooo:paragraph-rsid="003d6505" style:font-style-asian="normal" style:font-weight-asian="normal" style:font-style-complex="normal" style:font-weight-complex="normal"/>
    </style:style>
    <style:style style:name="P99" style:family="paragraph" style:parent-style-name="_30_3_20_Běžný_20_text_20__28_rubrika_29_" style:list-style-name="L8">
      <style:text-properties style:text-position="0% 100%" fo:font-style="normal" fo:font-weight="normal" officeooo:rsid="003d968c" officeooo:paragraph-rsid="003d968c" style:font-style-asian="normal" style:font-weight-asian="normal" style:font-style-complex="normal" style:font-weight-complex="normal"/>
    </style:style>
    <style:style style:name="P100" style:family="paragraph" style:parent-style-name="_30_3_20_Běžný_20_text_20__28_rubrika_29_" style:list-style-name="L8">
      <style:text-properties style:text-position="0% 100%" style:font-name="Linux Libertine S.O.Cist.4" fo:language="cs" fo:country="CZ" fo:font-style="normal" fo:font-weight="normal" officeooo:rsid="003d968c" officeooo:paragraph-rsid="003d968c" style:font-name-asian="NSimSun" style:font-style-asian="normal" style:font-weight-asian="normal" style:font-name-complex="Lucida Sans1" style:font-style-complex="normal" style:font-weight-complex="normal"/>
    </style:style>
    <style:style style:name="T1" style:family="text">
      <style:text-properties officeooo:rsid="00059ff4"/>
    </style:style>
    <style:style style:name="T2" style:family="text">
      <style:text-properties officeooo:rsid="00010aa0"/>
    </style:style>
    <style:style style:name="T3" style:family="text">
      <style:text-properties fo:color="#00a933" loext:opacity="100%" style:font-name="Linux Libertine S.O.Cist." officeooo:rsid="00102836" style:font-name-asian="Linux Libertine S.O.Cist." style:font-name-complex="Linux Libertine S.O.Cist."/>
    </style:style>
    <style:style style:name="T4" style:family="text">
      <style:text-properties officeooo:rsid="0002fdaf"/>
    </style:style>
    <style:style style:name="T5" style:family="text">
      <style:text-properties officeooo:rsid="001210f9"/>
    </style:style>
    <style:style style:name="T6" style:family="text">
      <style:text-properties fo:color="#ffbf00" loext:opacity="100%" style:font-name="Linux Libertine S.O.Cist." officeooo:rsid="00102836" style:font-name-asian="Linux Libertine S.O.Cist." style:font-name-complex="Linux Libertine S.O.Cist."/>
    </style:style>
    <style:style style:name="T7" style:family="text">
      <style:text-properties fo:color="#ffbf00" loext:opacity="100%" style:font-name="Linux Libertine S.O.Cist." officeooo:rsid="0019b828" style:font-name-asian="Linux Libertine S.O.Cist." style:font-name-complex="Linux Libertine S.O.Cist."/>
    </style:style>
    <style:style style:name="T8" style:family="text">
      <style:text-properties officeooo:rsid="0005f049"/>
    </style:style>
    <style:style style:name="T9" style:family="text">
      <style:text-properties officeooo:rsid="000798c2"/>
    </style:style>
    <style:style style:name="T10" style:family="text">
      <style:text-properties officeooo:rsid="000a0473"/>
    </style:style>
    <style:style style:name="T11" style:family="text">
      <style:text-properties officeooo:rsid="00090efa"/>
    </style:style>
    <style:style style:name="T12" style:family="text">
      <style:text-properties style:text-position="super 58%"/>
    </style:style>
    <style:style style:name="T13" style:family="text">
      <style:text-properties style:text-position="0% 100%"/>
    </style:style>
    <style:style style:name="T14" style:family="text">
      <style:text-properties style:text-position="0% 100%" officeooo:rsid="00010aa0"/>
    </style:style>
    <style:style style:name="T15" style:family="text">
      <style:text-properties fo:color="#00a933" loext:opacity="100%" style:text-position="0% 100%" style:font-name="Linux Libertine S.O.Cist." officeooo:rsid="00102836" style:font-name-asian="Linux Libertine S.O.Cist." style:font-name-complex="Linux Libertine S.O.Cist."/>
    </style:style>
    <style:style style:name="T16" style:family="text">
      <style:text-properties fo:color="#ff0000" loext:opacity="100%" style:font-name="Linux Libertine S.O.Cist.2" fo:font-style="normal" fo:font-weight="bold" officeooo:rsid="0019b828" style:font-size-asian="15pt" style:font-style-asian="normal" style:font-weight-asian="bold" style:font-name-complex="Linux Libertine S.O.Cist.1" style:font-style-complex="normal" style:font-weight-complex="bold"/>
    </style:style>
    <style:style style:name="T17" style:family="text">
      <style:text-properties style:font-name="Linux Libertine S.O.Cist.2" fo:font-style="normal" fo:font-weight="normal" officeooo:rsid="001291b2" style:font-size-asian="15pt" style:font-style-asian="normal" style:font-weight-asian="normal" style:font-name-complex="Times New Roman" style:font-style-complex="normal" style:font-weight-complex="normal"/>
    </style:style>
    <style:style style:name="T18" style:family="text">
      <style:text-properties style:font-name="Linux Libertine S.O.Cist.2" fo:font-style="normal" fo:font-weight="normal" officeooo:rsid="0090738e" style:font-size-asian="15pt" style:font-style-asian="normal" style:font-weight-asian="normal" style:font-name-complex="Times New Roman" style:font-style-complex="normal" style:font-weight-complex="normal"/>
    </style:style>
    <style:style style:name="T19" style:family="text">
      <style:text-properties style:font-name="Linux Libertine S.O.Cist.2" fo:font-style="normal" fo:font-weight="normal" officeooo:rsid="00219a71" style:font-size-asian="15pt" style:font-style-asian="normal" style:font-weight-asian="normal" style:font-name-complex="Linux Libertine S.O.Cist.1" style:font-style-complex="normal" style:font-weight-complex="normal"/>
    </style:style>
    <style:style style:name="T20" style:family="text">
      <style:text-properties style:font-name="Linux Libertine S.O.Cist.2" fo:font-style="normal" fo:font-weight="normal" officeooo:rsid="00839ea2" style:font-size-asian="15pt" style:font-style-asian="normal" style:font-weight-asian="normal" style:font-name-complex="Linux Libertine S.O.Cist.1" style:font-style-complex="normal" style:font-weight-complex="normal"/>
    </style:style>
    <style:style style:name="T21" style:family="text">
      <style:text-properties fo:color="#000000" loext:opacity="100%" style:font-name="Linux Libertine S.O.Cist.2" fo:font-style="normal" fo:font-weight="normal" officeooo:rsid="00103a15" style:font-size-asian="15pt" style:font-style-asian="normal" style:font-weight-asian="normal" style:font-name-complex="Times New Roman" style:font-style-complex="normal" style:font-weight-complex="normal"/>
    </style:style>
    <style:style style:name="T22" style:family="text">
      <style:text-properties fo:color="#000000" loext:opacity="100%" style:font-name="Linux Libertine S.O.Cist.2" fo:font-style="normal" fo:font-weight="normal" officeooo:rsid="007ffc77" style:font-size-asian="15pt" style:font-style-asian="normal" style:font-weight-asian="normal" style:font-name-complex="Times New Roman" style:font-style-complex="normal" style:font-weight-complex="normal"/>
    </style:style>
    <style:style style:name="T23" style:family="text">
      <style:text-properties fo:color="#000000" loext:opacity="100%" style:font-name="Linux Libertine S.O.Cist.2" fo:font-style="normal" fo:font-weight="normal" officeooo:rsid="0081d267" style:font-size-asian="15pt" style:font-style-asian="normal" style:font-weight-asian="normal" style:font-name-complex="Times New Roman" style:font-style-complex="normal" style:font-weight-complex="normal"/>
    </style:style>
    <style:style style:name="T24" style:family="text">
      <style:text-properties fo:color="#ff0008" loext:opacity="100%" style:font-name="Linux Libertine S.O.Cist.2" fo:font-style="normal" fo:font-weight="normal" officeooo:rsid="001753c1" style:font-size-asian="15pt" style:font-style-asian="normal" style:font-weight-asian="normal" style:font-name-complex="Linux Libertine S.O.Cist.1" style:font-style-complex="normal" style:font-weight-complex="normal"/>
    </style:style>
    <style:style style:name="T25" style:family="text">
      <style:text-properties fo:color="#ff0008" loext:opacity="100%" style:font-name="Linux Libertine S.O.Cist.2" fo:font-style="normal" fo:font-weight="normal" officeooo:rsid="003addee" style:font-size-asian="15pt" style:font-style-asian="normal" style:font-weight-asian="normal" style:font-name-complex="Times New Roman" style:font-style-complex="normal" style:font-weight-complex="normal"/>
    </style:style>
    <style:style style:name="T26" style:family="text">
      <style:text-properties style:font-name="Linux Libertine S.O.Cist.2" fo:font-style="normal" fo:font-weight="normal" officeooo:rsid="00397c3c" style:font-size-asian="15pt" style:font-style-asian="normal" style:font-weight-asian="normal" style:font-name-complex="Times New Roman" style:font-style-complex="normal" style:font-weight-complex="normal"/>
    </style:style>
    <style:style style:name="T27" style:family="text">
      <style:text-properties style:font-name="Linux Libertine S.O.Cist.2" fo:font-style="italic" fo:font-weight="normal" officeooo:rsid="0081d267" style:font-size-asian="15pt" style:font-style-asian="italic" style:font-weight-asian="normal" style:font-name-complex="Linux Libertine S.O.Cist.1" style:font-style-complex="italic" style:font-weight-complex="normal"/>
    </style:style>
    <style:style style:name="T28" style:family="text">
      <style:text-properties style:font-name="Linux Libertine S.O.Cist.2" fo:font-style="italic" fo:font-weight="normal" officeooo:rsid="0085916d" style:font-size-asian="15pt" style:font-style-asian="italic" style:font-weight-asian="normal" style:font-name-complex="Linux Libertine S.O.Cist.1" style:font-style-complex="italic" style:font-weight-complex="normal"/>
    </style:style>
    <style:style style:name="T29" style:family="text">
      <style:text-properties style:font-name="Linux Libertine S.O.Cist.2" fo:font-style="italic" fo:font-weight="normal" officeooo:rsid="0026b962" style:font-size-asian="15pt" style:font-style-asian="italic" style:font-weight-asian="normal" style:font-name-complex="Linux Libertine S.O.Cist.1" style:font-style-complex="italic" style:font-weight-complex="normal"/>
    </style:style>
    <style:style style:name="T30" style:family="text">
      <style:text-properties style:font-name="Linux Libertine S.O.Cist.2" fo:font-style="italic" fo:font-weight="normal" officeooo:rsid="00839ea2" style:font-size-asian="15pt" style:font-style-asian="italic" style:font-weight-asian="normal" style:font-name-complex="Linux Libertine S.O.Cist.1" style:font-style-complex="italic" style:font-weight-complex="normal"/>
    </style:style>
    <style:style style:name="T31" style:family="text">
      <style:text-properties fo:color="#ff0008" loext:opacity="100%" style:font-name="Linux Libertine S.O.Cist.2" fo:font-style="normal" fo:font-weight="normal" officeooo:rsid="00df64a3" style:font-size-asian="15pt" style:font-style-asian="normal" style:font-weight-asian="normal" style:font-name-complex="Linux Libertine S.O.Cist.1" style:font-style-complex="normal" style:font-weight-complex="normal"/>
    </style:style>
    <style:style style:name="T32" style:family="text">
      <style:text-properties fo:color="#ff0008" loext:opacity="100%" style:font-name="Linux Libertine S.O.Cist.2" fo:font-style="normal" fo:font-weight="normal" officeooo:rsid="00509128" style:font-size-asian="15pt" style:font-style-asian="normal" style:font-weight-asian="normal" style:font-name-complex="Linux Libertine S.O.Cist.1" style:font-style-complex="normal" style:font-weight-complex="normal"/>
    </style:style>
    <style:style style:name="T33" style:family="text">
      <style:text-properties style:font-name="Linux Libertine S.O.Cist.2" fo:font-style="italic" fo:font-weight="normal" officeooo:rsid="0020fbe2" style:font-size-asian="15pt" style:font-style-asian="italic" style:font-weight-asian="normal" style:font-name-complex="Linux Libertine S.O.Cist.1" style:font-style-complex="italic" style:font-weight-complex="normal"/>
    </style:style>
    <style:style style:name="T34" style:family="text">
      <style:text-properties style:font-name="Linux Libertine S.O.Cist.2" fo:font-style="italic" fo:font-weight="normal" officeooo:rsid="007deb3e" style:font-size-asian="15pt" style:font-style-asian="italic" style:font-weight-asian="normal" style:font-name-complex="Linux Libertine S.O.Cist.1" style:font-style-complex="italic" style:font-weight-complex="normal"/>
    </style:style>
    <style:style style:name="T35" style:family="text">
      <style:text-properties style:font-name="Linux Libertine S.O.Cist.2" fo:font-style="normal" fo:font-weight="normal" officeooo:rsid="007deb3e" style:font-size-asian="15pt" style:font-style-asian="normal" style:font-weight-asian="normal" style:font-name-complex="Linux Libertine S.O.Cist.1" style:font-style-complex="normal" style:font-weight-complex="normal"/>
    </style:style>
    <style:style style:name="T36" style:family="text">
      <style:text-properties style:font-name="Linux Libertine S.O.Cist.2" fo:font-style="normal" fo:font-weight="normal" style:font-size-asian="15pt" style:font-style-asian="normal" style:font-weight-asian="normal" style:font-name-complex="Linux Libertine S.O.Cist.1" style:font-style-complex="normal" style:font-weight-complex="normal"/>
    </style:style>
    <style:style style:name="T37" style:family="text">
      <style:text-properties style:font-name="Linux Libertine S.O.Cist.2" fo:font-style="italic" fo:font-weight="normal" style:font-size-asian="15pt" style:font-style-asian="italic" style:font-weight-asian="normal" style:font-name-complex="Linux Libertine S.O.Cist.1" style:font-style-complex="italic" style:font-weight-complex="normal"/>
    </style:style>
    <style:style style:name="T38" style:family="text">
      <style:text-properties fo:color="#ff0000" loext:opacity="100%" style:font-name="Linux Libertine S.O.Cist.2" fo:font-style="normal" fo:font-weight="normal" officeooo:rsid="00010aa0" style:font-size-asian="15pt" style:font-style-asian="normal" style:font-weight-asian="normal" style:font-name-complex="Linux Libertine S.O.Cist.1" style:font-style-complex="normal" style:font-weight-complex="normal"/>
    </style:style>
    <style:style style:name="T39" style:family="text">
      <style:text-properties fo:color="#00a933" loext:opacity="100%" style:font-name="Linux Libertine S.O.Cist." fo:font-style="normal" fo:font-weight="normal" officeooo:rsid="00102836" style:font-name-asian="Linux Libertine S.O.Cist." style:font-size-asian="15pt" style:font-style-asian="normal" style:font-weight-asian="normal" style:font-name-complex="Linux Libertine S.O.Cist." style:font-style-complex="normal" style:font-weight-complex="normal"/>
    </style:style>
    <style:style style:name="T40" style:family="text">
      <style:text-properties style:text-line-through-style="solid" style:text-line-through-type="single" style:font-name="Linux Libertine S.O.Cist.2" fo:font-style="normal" fo:font-weight="normal" style:font-size-asian="15pt" style:font-style-asian="normal" style:font-weight-asian="normal" style:font-name-complex="Linux Libertine S.O.Cist.1" style:font-style-complex="normal" style:font-weight-complex="normal"/>
    </style:style>
    <style:style style:name="T41" style:family="text">
      <style:text-properties style:font-name="Linux Libertine S.O.Cist.2" fo:font-style="normal" fo:font-weight="normal" officeooo:rsid="00010aa0" style:font-size-asian="15pt" style:font-style-asian="normal" style:font-weight-asian="normal" style:font-name-complex="Linux Libertine S.O.Cist.1" style:font-style-complex="normal" style:font-weight-complex="normal"/>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style:font-name="Linux Libertine S.O.Cist.2" fo:font-style="normal" fo:font-weight="normal" officeooo:rsid="000bfb5e" style:font-size-asian="15pt" style:font-style-asian="normal" style:font-weight-asian="normal" style:font-name-complex="Linux Libertine S.O.Cist.1" style:font-style-complex="normal" style:font-weight-complex="normal"/>
    </style:style>
    <style:style style:name="T44" style:family="text">
      <style:text-properties fo:font-style="italic" style:font-style-asian="italic" style:font-style-complex="italic"/>
    </style:style>
    <style:style style:name="T45" style:family="text">
      <style:text-properties fo:color="#ff0000" loext:opacity="100%" fo:font-weight="bold" officeooo:rsid="0019b828" style:font-weight-asian="bold" style:font-weight-complex="bold"/>
    </style:style>
    <style:style style:name="T46" style:family="text">
      <style:text-properties fo:color="#ff0000" loext:opacity="100%" officeooo:rsid="00010aa0"/>
    </style:style>
    <style:style style:name="T47" style:family="text">
      <style:text-properties style:text-position="0% 100%" fo:font-style="italic" style:font-style-asian="italic" style:font-style-complex="italic"/>
    </style:style>
    <style:style style:name="T48" style:family="text">
      <style:text-properties officeooo:rsid="001ad4e3"/>
    </style:style>
    <style:style style:name="T49" style:family="text">
      <style:text-properties fo:font-style="normal" style:font-style-asian="normal" style:font-style-complex="normal"/>
    </style:style>
    <style:style style:name="T50" style:family="text">
      <style:text-properties fo:font-style="normal" officeooo:rsid="001ad4e3" style:font-style-asian="normal" style:font-style-complex="normal"/>
    </style:style>
    <style:style style:name="T51" style:family="text">
      <style:text-properties fo:font-weight="bold" style:font-weight-asian="bold" style:font-weight-complex="bold"/>
    </style:style>
    <style:style style:name="T52" style:family="text">
      <style:text-properties style:text-position="super 58%" fo:font-style="normal" style:font-style-asian="normal" style:font-style-complex="normal"/>
    </style:style>
    <style:style style:name="T53" style:family="text">
      <style:text-properties style:text-position="0% 100%" fo:font-style="normal" style:font-style-asian="normal" style:font-style-complex="normal"/>
    </style:style>
    <style:style style:name="T54" style:family="text">
      <style:text-properties officeooo:rsid="0021040f"/>
    </style:style>
    <style:style style:name="T55" style:family="text">
      <style:text-properties officeooo:rsid="001f9e58"/>
    </style:style>
    <style:style style:name="T56" style:family="text">
      <style:text-properties style:use-window-font-color="true" loext:opacity="0%" officeooo:rsid="00223635"/>
    </style:style>
    <style:style style:name="T57" style:family="text">
      <style:text-properties officeooo:rsid="00223635"/>
    </style:style>
    <style:style style:name="T58" style:family="text">
      <style:text-properties fo:color="#ff0000" loext:opacity="100%" officeooo:rsid="00223635"/>
    </style:style>
    <style:style style:name="T59" style:family="text">
      <style:text-properties fo:color="#ff0000" loext:opacity="100%" officeooo:rsid="00275ada"/>
    </style:style>
    <style:style style:name="T60" style:family="text">
      <style:text-properties officeooo:rsid="001e388d"/>
    </style:style>
    <style:style style:name="T61" style:family="text">
      <style:text-properties officeooo:rsid="002572e0"/>
    </style:style>
    <style:style style:name="T62" style:family="text">
      <style:text-properties fo:font-style="italic" officeooo:rsid="002572e0" style:font-style-asian="italic" style:font-style-complex="italic"/>
    </style:style>
    <style:style style:name="T63" style:family="text">
      <style:text-properties officeooo:rsid="00260ee0"/>
    </style:style>
    <style:style style:name="T64" style:family="text">
      <style:text-properties officeooo:rsid="0026bd33"/>
    </style:style>
    <style:style style:name="T65" style:family="text">
      <style:text-properties fo:color="#ff0000" loext:opacity="100%" style:font-name="Linux Libertine S.O.Cist.2" fo:font-style="normal" fo:font-weight="normal" officeooo:rsid="00010aa0" style:font-name-asian="Linux Libertine S.O.Cist." style:font-size-asian="15pt" style:font-style-asian="normal" style:font-weight-asian="normal" style:font-name-complex="Linux Libertine S.O.Cist.1" style:font-style-complex="normal" style:font-weight-complex="normal"/>
    </style:style>
    <style:style style:name="T66" style:family="text">
      <style:text-properties style:font-name="Linux Libertine S.O.Cist." fo:font-style="normal" fo:font-weight="normal" officeooo:rsid="00102836" style:font-name-asian="Linux Libertine S.O.Cist." style:font-size-asian="15pt" style:font-style-asian="normal" style:font-weight-asian="normal" style:font-name-complex="Linux Libertine S.O.Cist." style:font-style-complex="normal" style:font-weight-complex="normal"/>
    </style:style>
    <style:style style:name="T67" style:family="text">
      <style:text-properties style:text-position="super 58%" officeooo:rsid="00223635"/>
    </style:style>
    <style:style style:name="T68" style:family="text">
      <style:text-properties fo:font-style="italic" officeooo:rsid="00223635" style:font-style-asian="italic" style:font-style-complex="italic"/>
    </style:style>
    <style:style style:name="T69" style:family="text">
      <style:text-properties officeooo:rsid="002275c3"/>
    </style:style>
    <style:style style:name="T70" style:family="text">
      <style:text-properties fo:color="#212529" loext:opacity="100%" fo:font-size="12pt" style:text-underline-style="solid" style:text-underline-width="auto" style:text-underline-color="font-color" fo:font-weight="bold" officeooo:rsid="002275c3" style:letter-kerning="false" style:font-size-asian="12pt" style:font-weight-asian="bold" style:font-name-complex="Segoe UI" style:font-size-complex="12pt" style:font-weight-complex="bold"/>
    </style:style>
    <style:style style:name="T71" style:family="text">
      <style:text-properties fo:color="#212529" loext:opacity="100%" fo:font-size="12pt" officeooo:rsid="002275c3" style:letter-kerning="false" style:font-size-asian="12pt" style:font-name-complex="Segoe UI" style:font-size-complex="12pt"/>
    </style:style>
    <style:style style:name="T72" style:family="text">
      <style:text-properties fo:color="#212529" loext:opacity="100%" fo:font-size="12pt" style:letter-kerning="false" style:font-size-asian="12pt" style:font-name-complex="Segoe UI" style:font-size-complex="12pt"/>
    </style:style>
    <style:style style:name="T73" style:family="text">
      <style:text-properties fo:color="#ff0000" loext:opacity="100%" fo:font-size="12pt" style:letter-kerning="false" style:font-size-asian="12pt" style:font-name-complex="Segoe UI" style:font-size-complex="12pt"/>
    </style:style>
    <style:style style:name="T74" style:family="text">
      <style:text-properties fo:color="#0000ff" loext:opacity="100%" fo:font-size="12pt" style:letter-kerning="false" style:font-size-asian="12pt" style:font-name-complex="Segoe UI" style:font-size-complex="12pt"/>
    </style:style>
    <style:style style:name="T75" style:family="text">
      <style:text-properties fo:color="#0000ff" loext:opacity="100%" fo:font-size="12pt" officeooo:rsid="0069b145" style:letter-kerning="false" style:font-size-asian="12pt" style:font-name-complex="Segoe UI" style:font-size-complex="12pt"/>
    </style:style>
    <style:style style:name="T76" style:family="text">
      <style:text-properties fo:color="#ff0000" loext:opacity="100%" style:font-name="Linux Libertine S.O.Cist.2" fo:font-size="12pt" fo:font-style="normal" fo:font-weight="normal" officeooo:rsid="00010aa0" style:letter-kerning="false" style:font-size-asian="15pt" style:font-style-asian="normal" style:font-weight-asian="normal" style:font-name-complex="Linux Libertine S.O.Cist.1" style:font-size-complex="12pt" style:font-style-complex="normal" style:font-weight-complex="normal"/>
    </style:style>
    <style:style style:name="T77" style:family="text">
      <style:text-properties fo:color="#00a933" loext:opacity="100%" style:font-name="Linux Libertine S.O.Cist." fo:font-size="12pt" fo:font-style="normal" fo:font-weight="normal" officeooo:rsid="00102836" style:letter-kerning="false" style:font-name-asian="Linux Libertine S.O.Cist." style:font-size-asian="15pt" style:font-style-asian="normal" style:font-weight-asian="normal" style:font-name-complex="Linux Libertine S.O.Cist." style:font-size-complex="12pt" style:font-style-complex="normal" style:font-weight-complex="normal"/>
    </style:style>
    <style:style style:name="T78" style:family="text">
      <style:text-properties fo:color="#212529" loext:opacity="100%" style:font-name="Linux Libertine S.O.Cist.4" fo:font-size="12pt" fo:language="la" fo:country="VA" style:text-underline-style="solid" style:text-underline-width="auto" style:text-underline-color="font-color" fo:font-weight="bold" officeooo:rsid="002275c3" style:letter-kerning="false" style:font-size-asian="12pt" style:font-weight-asian="bold" style:font-name-complex="Segoe UI" style:font-size-complex="12pt" style:font-weight-complex="bold"/>
    </style:style>
    <style:style style:name="T79" style:family="text">
      <style:text-properties fo:color="#212529" loext:opacity="100%" style:font-name="Linux Libertine S.O.Cist.4" fo:font-size="12pt" fo:language="la" fo:country="VA" style:text-underline-style="solid" style:text-underline-width="auto" style:text-underline-color="font-color" fo:font-weight="bold" officeooo:rsid="002b31b2" style:letter-kerning="false" style:font-size-asian="12pt" style:font-weight-asian="bold" style:font-name-complex="Segoe UI" style:font-size-complex="12pt" style:font-weight-complex="bold"/>
    </style:style>
    <style:style style:name="T80" style:family="text">
      <style:text-properties fo:color="#ff0000" loext:opacity="100%" fo:font-size="12pt" officeooo:rsid="002275c3" style:letter-kerning="false" style:font-size-asian="12pt" style:font-name-complex="Segoe UI" style:font-size-complex="12pt"/>
    </style:style>
    <style:style style:name="T81" style:family="text">
      <style:text-properties fo:color="#0000ff" loext:opacity="100%" fo:font-size="12pt" officeooo:rsid="002275c3" style:letter-kerning="false" style:font-size-asian="12pt" style:font-name-complex="Segoe UI" style:font-size-complex="12pt"/>
    </style:style>
    <style:style style:name="T82" style:family="text">
      <style:text-properties fo:color="#ff0000" loext:opacity="100%" fo:font-size="12pt" style:text-underline-style="solid" style:text-underline-width="auto" style:text-underline-color="font-color" officeooo:rsid="002275c3" style:letter-kerning="false" style:font-size-asian="12pt" style:font-name-complex="Segoe UI" style:font-size-complex="12pt"/>
    </style:style>
    <style:style style:name="T83" style:family="text">
      <style:text-properties fo:color="#212529" loext:opacity="100%" fo:font-size="12pt" fo:font-style="italic" officeooo:rsid="002275c3" style:letter-kerning="false" style:font-size-asian="12pt" style:font-style-asian="italic" style:font-name-complex="Segoe UI" style:font-size-complex="12pt" style:font-style-complex="italic"/>
    </style:style>
    <style:style style:name="T84" style:family="text">
      <style:text-properties fo:language="cs" fo:country="CZ"/>
    </style:style>
    <style:style style:name="T85" style:family="text">
      <style:text-properties fo:color="#ff0000" loext:opacity="100%" style:font-name="Linux Libertine S.O.Cist.2" fo:language="cs" fo:country="CZ" fo:font-style="normal" fo:font-weight="normal" officeooo:rsid="00010aa0" style:font-size-asian="15pt" style:font-style-asian="normal" style:font-weight-asian="normal" style:font-name-complex="Linux Libertine S.O.Cist.1" style:font-style-complex="normal" style:font-weight-complex="normal"/>
    </style:style>
    <style:style style:name="T86" style:family="text">
      <style:text-properties fo:color="#00a933" loext:opacity="100%" style:font-name="Linux Libertine S.O.Cist." fo:language="cs" fo:country="CZ" fo:font-style="normal" fo:font-weight="normal" officeooo:rsid="00102836" style:font-name-asian="Linux Libertine S.O.Cist." style:font-size-asian="15pt" style:font-style-asian="normal" style:font-weight-asian="normal" style:font-name-complex="Linux Libertine S.O.Cist." style:font-style-complex="normal" style:font-weight-complex="normal"/>
    </style:style>
    <style:style style:name="T87" style:family="text">
      <style:text-properties fo:language="cs" fo:country="CZ" officeooo:rsid="00232fbb"/>
    </style:style>
    <style:style style:name="T88" style:family="text">
      <style:text-properties fo:language="cs" fo:country="CZ" officeooo:rsid="00260ee0"/>
    </style:style>
    <style:style style:name="T89" style:family="text">
      <style:text-properties officeooo:rsid="00232fbb"/>
    </style:style>
    <style:style style:name="T90" style:family="text">
      <style:text-properties fo:color="#212529" loext:opacity="100%" fo:font-size="15pt" fo:font-style="italic" officeooo:rsid="00232fbb" style:letter-kerning="false" style:font-size-asian="15pt" style:font-style-asian="italic" style:font-name-complex="Segoe UI" style:font-size-complex="15pt" style:font-style-complex="italic"/>
    </style:style>
    <style:style style:name="T91" style:family="text">
      <style:text-properties fo:color="#212529" loext:opacity="100%" fo:font-size="15pt" fo:font-style="italic" officeooo:rsid="006b3d40" style:letter-kerning="false" style:font-size-asian="15pt" style:font-style-asian="italic" style:font-name-complex="Segoe UI" style:font-size-complex="15pt" style:font-style-complex="italic"/>
    </style:style>
    <style:style style:name="T92" style:family="text">
      <style:text-properties fo:color="#ff0000" loext:opacity="100%" fo:font-size="15pt" fo:font-style="italic" officeooo:rsid="00232fbb" style:letter-kerning="false" style:font-size-asian="15pt" style:font-style-asian="italic" style:font-name-complex="Segoe UI" style:font-size-complex="15pt" style:font-style-complex="italic"/>
    </style:style>
    <style:style style:name="T93" style:family="text">
      <style:text-properties fo:color="#ff0000" loext:opacity="100%" style:font-name="Linux Libertine S.O.Cist.2" fo:font-size="15pt" fo:font-style="normal" fo:font-weight="normal" officeooo:rsid="00010aa0" style:letter-kerning="false" style:font-size-asian="15pt" style:font-style-asian="normal" style:font-weight-asian="normal" style:font-name-complex="Linux Libertine S.O.Cist.1" style:font-size-complex="15pt" style:font-style-complex="normal" style:font-weight-complex="normal"/>
    </style:style>
    <style:style style:name="T94" style:family="text">
      <style:text-properties fo:color="#00a933" loext:opacity="100%" style:font-name="Linux Libertine S.O.Cist." fo:font-size="15pt" fo:font-style="normal" fo:font-weight="normal" officeooo:rsid="00102836" style:letter-kerning="false" style:font-name-asian="Linux Libertine S.O.Cist." style:font-size-asian="15pt" style:font-style-asian="normal" style:font-weight-asian="normal" style:font-name-complex="Linux Libertine S.O.Cist." style:font-size-complex="15pt" style:font-style-complex="normal" style:font-weight-complex="normal"/>
    </style:style>
    <style:style style:name="T95" style:family="text">
      <style:text-properties style:font-name="Linux Libertine S.O.Cist." fo:font-style="normal" fo:font-weight="normal" officeooo:rsid="00102836" style:letter-kerning="false" style:font-name-asian="Linux Libertine S.O.Cist." style:font-style-asian="normal" style:font-weight-asian="normal" style:font-name-complex="Linux Libertine S.O.Cist." style:font-style-complex="normal" style:font-weight-complex="normal"/>
    </style:style>
    <style:style style:name="T96" style:family="text">
      <style:text-properties fo:color="#ff0000" loext:opacity="100%" style:font-name="Linux Libertine S.O.Cist.2" fo:font-style="normal" fo:font-weight="normal" officeooo:rsid="00010aa0" style:letter-kerning="false" style:font-name-asian="Linux Libertine S.O.Cist." style:font-size-asian="15pt" style:font-style-asian="normal" style:font-weight-asian="normal" style:font-name-complex="Linux Libertine S.O.Cist.1" style:font-style-complex="normal" style:font-weight-complex="normal"/>
    </style:style>
    <style:style style:name="T97" style:family="text">
      <style:text-properties fo:color="#00a933" loext:opacity="100%" style:font-name="Linux Libertine S.O.Cist." fo:font-style="normal" fo:font-weight="normal" officeooo:rsid="00102836" style:letter-kerning="false" style:font-name-asian="Linux Libertine S.O.Cist." style:font-size-asian="15pt" style:font-style-asian="normal" style:font-weight-asian="normal" style:font-name-complex="Linux Libertine S.O.Cist." style:font-style-complex="normal" style:font-weight-complex="normal"/>
    </style:style>
    <style:style style:name="T98" style:family="text">
      <style:text-properties fo:color="#00a933" loext:opacity="100%" style:font-name="Linux Libertine S.O.Cist." fo:font-style="normal" fo:font-weight="normal" officeooo:rsid="002e7a09" style:letter-kerning="false" style:font-name-asian="Linux Libertine S.O.Cist." style:font-size-asian="15pt" style:font-style-asian="normal" style:font-weight-asian="normal" style:font-name-complex="Linux Libertine S.O.Cist." style:font-style-complex="normal" style:font-weight-complex="normal"/>
    </style:style>
    <style:style style:name="T99" style:family="text">
      <style:text-properties style:use-window-font-color="true" loext:opacity="0%" style:font-name="Linux Libertine S.O.Cist." fo:font-size="12pt" fo:language="cs" fo:country="CZ" fo:font-style="normal" fo:font-weight="normal" officeooo:rsid="00102836" style:letter-kerning="false" style:font-name-asian="Linux Libertine S.O.Cist." style:font-size-asian="12pt" style:font-style-asian="normal" style:font-weight-asian="normal" style:font-name-complex="Linux Libertine S.O.Cist." style:font-size-complex="12pt" style:font-style-complex="normal" style:font-weight-complex="normal"/>
    </style:style>
    <style:style style:name="T100" style:family="text">
      <style:text-properties fo:color="#ff0000" loext:opacity="100%" style:font-name="Linux Libertine S.O.Cist.2" fo:font-size="12pt" fo:language="cs" fo:country="CZ" fo:font-style="normal" fo:font-weight="normal" officeooo:rsid="00010aa0" style:letter-kerning="false" style:font-name-asian="Linux Libertine S.O.Cist." style:font-size-asian="15pt" style:font-style-asian="normal" style:font-weight-asian="normal" style:font-name-complex="Linux Libertine S.O.Cist.1" style:font-size-complex="12pt" style:font-style-complex="normal" style:font-weight-complex="normal"/>
    </style:style>
    <style:style style:name="T101" style:family="text">
      <style:text-properties fo:color="#00a933" loext:opacity="100%" style:font-name="Linux Libertine S.O.Cist." fo:font-size="12pt" fo:language="cs" fo:country="CZ" fo:font-style="normal" fo:font-weight="normal" officeooo:rsid="00102836" style:letter-kerning="false" style:font-name-asian="Linux Libertine S.O.Cist." style:font-size-asian="15pt" style:font-style-asian="normal" style:font-weight-asian="normal" style:font-name-complex="Linux Libertine S.O.Cist." style:font-size-complex="12pt" style:font-style-complex="normal" style:font-weight-complex="normal"/>
    </style:style>
    <style:style style:name="T102" style:family="text">
      <style:text-properties officeooo:rsid="003cd945"/>
    </style:style>
    <style:style style:name="T103" style:family="text">
      <style:text-properties fo:font-variant="normal" fo:text-transform="none" fo:color="#212529" loext:opacity="100%" fo:letter-spacing="normal"/>
    </style:style>
    <style:style style:name="T104" style:family="text">
      <style:text-properties fo:font-variant="normal" fo:text-transform="none" fo:color="#ff0000" loext:opacity="100%" style:font-name="Libertine" fo:font-size="15pt" fo:letter-spacing="normal" fo:font-style="normal" fo:font-weight="normal"/>
    </style:style>
    <style:style style:name="T105" style:family="text">
      <style:text-properties fo:color="#212529" loext:opacity="100%" style:font-name="Libertine" fo:font-size="15pt" fo:letter-spacing="normal" fo:font-style="italic" fo:font-weight="normal"/>
    </style:style>
    <style:style style:name="T106" style:family="text">
      <style:text-properties fo:color="#ff0000" loext:opacity="100%" style:text-position="0% 100%" style:font-name="Linux Libertine S.O.Cist.2" fo:font-size="12pt" fo:language="cs" fo:country="CZ" fo:font-style="normal" fo:font-weight="normal" officeooo:rsid="00010aa0" style:letter-kerning="false" style:font-name-asian="Linux Libertine S.O.Cist." style:font-size-asian="15pt" style:font-style-asian="normal" style:font-weight-asian="normal" style:font-name-complex="Linux Libertine S.O.Cist.1" style:font-size-complex="12pt" style:font-style-complex="normal" style:font-weight-complex="normal"/>
    </style:style>
    <style:style style:name="T107" style:family="text">
      <style:text-properties fo:color="#00a933" loext:opacity="100%" style:text-position="0% 100%" style:font-name="Linux Libertine S.O.Cist." fo:font-size="12pt" fo:language="cs" fo:country="CZ" fo:font-style="normal" fo:font-weight="normal" officeooo:rsid="00102836" style:letter-kerning="false" style:font-name-asian="Linux Libertine S.O.Cist." style:font-size-asian="15pt" style:font-style-asian="normal" style:font-weight-asian="normal" style:font-name-complex="Linux Libertine S.O.Cist." style:font-size-complex="12pt" style:font-style-complex="normal" style:font-weight-complex="normal"/>
    </style:style>
    <style:style style:name="T108" style:family="text">
      <style:text-properties officeooo:rsid="003bd6a9"/>
    </style:style>
    <style:style style:name="T109" style:family="text">
      <style:text-properties officeooo:rsid="003afabe"/>
    </style:style>
    <style:style style:name="T110" style:family="text">
      <style:text-properties officeooo:rsid="003436f5"/>
    </style:style>
    <style:style style:name="T111" style:family="text">
      <style:text-properties fo:color="#212529" loext:opacity="100%" fo:font-size="12pt" fo:font-style="italic" officeooo:rsid="00709dde" style:letter-kerning="false" style:font-size-asian="12pt" style:language-asian="cs" style:country-asian="CZ" style:font-style-asian="italic" style:font-name-complex="Segoe UI" style:font-size-complex="12pt" style:font-style-complex="italic"/>
    </style:style>
    <style:style style:name="T112" style:family="text">
      <style:text-properties fo:color="#212529" loext:opacity="100%" fo:font-size="12pt" fo:font-style="normal" officeooo:rsid="00709dde" style:letter-kerning="false" style:font-size-asian="12pt" style:language-asian="cs" style:country-asian="CZ" style:font-style-asian="normal" style:font-name-complex="Segoe UI" style:font-size-complex="12pt" style:font-style-complex="normal"/>
    </style:style>
    <style:style style:name="T113" style:family="text">
      <style:text-properties fo:color="#212529" loext:opacity="100%" fo:font-size="12pt" fo:font-style="normal" officeooo:rsid="007146ab" style:letter-kerning="false" style:font-size-asian="12pt" style:language-asian="cs" style:country-asian="CZ" style:font-style-asian="normal" style:font-name-complex="Segoe UI" style:font-size-complex="12pt" style:font-style-complex="normal"/>
    </style:style>
    <style:style style:name="T114" style:family="text">
      <style:text-properties fo:color="#212529" loext:opacity="100%" fo:font-size="12pt" fo:font-style="normal" officeooo:rsid="00362191" style:letter-kerning="false" style:font-size-asian="12pt" style:language-asian="cs" style:country-asian="CZ" style:font-style-asian="normal" style:font-name-complex="Segoe UI" style:font-size-complex="12pt" style:font-style-complex="normal"/>
    </style:style>
    <style:style style:name="T115" style:family="text">
      <style:text-properties fo:color="#212529" loext:opacity="100%" fo:font-size="12pt" fo:font-style="italic" officeooo:rsid="00362191" style:letter-kerning="false" style:font-size-asian="12pt" style:language-asian="cs" style:country-asian="CZ" style:font-style-asian="italic" style:font-name-complex="Segoe UI" style:font-size-complex="12pt" style:font-style-complex="italic"/>
    </style:style>
    <style:style style:name="T116" style:family="text">
      <style:text-properties fo:color="#00a933" loext:opacity="100%" style:font-name="Linux Libertine S.O.Cist." fo:font-size="12pt" fo:language="cs" fo:country="CZ" fo:font-style="normal" fo:font-weight="normal" officeooo:rsid="00102836" style:letter-kerning="false" style:font-name-asian="Linux Libertine S.O.Cist." style:font-size-asian="15pt" style:language-asian="cs" style:country-asian="CZ" style:font-style-asian="normal" style:font-weight-asian="normal" style:font-name-complex="Linux Libertine S.O.Cist." style:font-size-complex="12pt" style:font-style-complex="normal" style:font-weight-complex="normal"/>
    </style:style>
    <style:style style:name="T117" style:family="text">
      <style:text-properties officeooo:rsid="0037ad9d"/>
    </style:style>
    <style:style style:name="T118" style:family="text">
      <style:text-properties officeooo:rsid="00436fab"/>
    </style:style>
    <style:style style:name="T119" style:family="text">
      <style:text-properties officeooo:rsid="00316b32"/>
    </style:style>
    <style:style style:name="T120" style:family="text">
      <style:text-properties officeooo:rsid="0038ed2f"/>
    </style:style>
    <style:style style:name="T121" style:family="text">
      <style:text-properties fo:font-style="italic" officeooo:rsid="0038ed2f" style:font-style-asian="italic" style:font-style-complex="italic"/>
    </style:style>
    <style:style style:name="T122" style:family="text">
      <style:text-properties officeooo:rsid="0039104f"/>
    </style:style>
    <style:style style:name="T123" style:family="text">
      <style:text-properties fo:font-style="normal" fo:font-weight="normal" style:font-style-asian="normal" style:font-weight-asian="normal" style:font-style-complex="normal" style:font-weight-complex="normal"/>
    </style:style>
    <style:style style:name="T124" style:family="text">
      <style:text-properties fo:font-style="normal" fo:font-weight="normal" officeooo:rsid="00332f19" style:font-style-asian="normal" style:font-weight-asian="normal" style:font-style-complex="normal" style:font-weight-complex="normal"/>
    </style:style>
    <style:style style:name="T125" style:family="text">
      <style:text-properties fo:font-style="normal" fo:font-weight="normal" officeooo:rsid="00316b32" style:font-style-asian="normal" style:font-weight-asian="normal" style:font-style-complex="normal" style:font-weight-complex="normal"/>
    </style:style>
    <style:style style:name="T126" style:family="text">
      <style:text-properties fo:color="#00a933" loext:opacity="100%" style:font-name="Linux Libertine S.O.Cist." fo:font-size="12pt" fo:language="cs" fo:country="CZ" officeooo:rsid="00102836" style:letter-kerning="false" style:font-name-asian="Linux Libertine S.O.Cist." style:font-size-asian="15pt" style:font-name-complex="Linux Libertine S.O.Cist." style:font-size-complex="12pt"/>
    </style:style>
    <style:style style:name="T127" style:family="text">
      <style:text-properties style:text-position="super 58%" fo:font-style="normal" fo:font-weight="normal" style:font-style-asian="normal" style:font-weight-asian="normal" style:font-style-complex="normal" style:font-weight-complex="normal"/>
    </style:style>
    <style:style style:name="T128" style:family="text">
      <style:text-properties style:text-position="0% 100%" fo:font-style="normal" fo:font-weight="normal" style:font-style-asian="normal" style:font-weight-asian="normal" style:font-style-complex="normal" style:font-weight-complex="normal"/>
    </style:style>
    <style:style style:name="T129" style:family="text">
      <style:text-properties style:text-position="0% 100%" fo:font-style="normal" fo:font-weight="normal" officeooo:rsid="00316b32" style:font-style-asian="normal" style:font-weight-asian="normal" style:font-style-complex="normal" style:font-weight-complex="normal"/>
    </style:style>
    <style:style style:name="T130" style:family="text">
      <style:text-properties style:text-position="0% 100%" fo:font-style="normal" fo:font-weight="normal" officeooo:rsid="0037ad9d" style:font-style-asian="normal" style:font-weight-asian="normal" style:font-style-complex="normal" style:font-weight-complex="normal"/>
    </style:style>
    <style:style style:name="T131" style:family="text">
      <style:text-properties style:text-position="super 58%" fo:font-style="normal" fo:font-weight="normal" officeooo:rsid="0037ad9d" style:font-style-asian="normal" style:font-weight-asian="normal" style:font-style-complex="normal" style:font-weight-complex="normal"/>
    </style:style>
    <style:style style:name="T132" style:family="text">
      <style:text-properties style:text-position="0% 100%" fo:font-style="italic" fo:font-weight="normal" officeooo:rsid="0037ad9d" style:font-style-asian="italic" style:font-weight-asian="normal" style:font-style-complex="italic" style:font-weight-complex="normal"/>
    </style:style>
    <style:style style:name="T133" style:family="text">
      <style:text-properties style:text-position="0% 100%" fo:font-style="normal" fo:font-weight="normal" officeooo:rsid="0038c09e" style:font-style-asian="normal" style:font-weight-asian="normal" style:font-style-complex="normal" style:font-weight-complex="normal"/>
    </style:style>
    <style:style style:name="T134" style:family="text">
      <style:text-properties style:text-position="0% 100%" fo:font-style="italic" fo:font-weight="normal" officeooo:rsid="0038c09e" style:font-style-asian="italic" style:font-weight-asian="normal" style:font-style-complex="italic" style:font-weight-complex="normal"/>
    </style:style>
    <style:style style:name="T135" style:family="text">
      <style:text-properties fo:color="#ff0000" loext:opacity="100%" style:text-position="0% 100%" fo:font-size="12pt" fo:font-style="normal" fo:font-weight="normal" officeooo:rsid="0071c219" style:letter-kerning="false" style:font-size-asian="12pt" style:language-asian="cs" style:country-asian="CZ" style:font-style-asian="normal" style:font-weight-asian="normal" style:font-name-complex="Segoe UI" style:font-size-complex="12pt" style:font-style-complex="normal" style:font-weight-complex="normal"/>
    </style:style>
    <style:style style:name="T136" style:family="text">
      <style:text-properties fo:color="#ff0000" loext:opacity="100%" style:text-position="0% 100%" fo:font-size="12pt" fo:font-style="normal" fo:font-weight="normal" officeooo:rsid="0038c09e" style:letter-kerning="false" style:font-size-asian="12pt" style:language-asian="cs" style:country-asian="CZ" style:font-style-asian="normal" style:font-weight-asian="normal" style:font-name-complex="Segoe UI" style:font-size-complex="12pt" style:font-style-complex="normal" style:font-weight-complex="normal"/>
    </style:style>
    <style:style style:name="T137" style:family="text">
      <style:text-properties fo:color="#ff0000" loext:opacity="100%" style:text-position="0% 100%" fo:font-size="12pt" fo:font-style="normal" fo:font-weight="normal" officeooo:rsid="00316b32" style:letter-kerning="false" style:font-size-asian="12pt" style:language-asian="cs" style:country-asian="CZ" style:font-style-asian="normal" style:font-weight-asian="normal" style:font-name-complex="Segoe UI" style:font-size-complex="12pt" style:font-style-complex="normal" style:font-weight-complex="normal"/>
    </style:style>
    <style:style style:name="T138" style:family="text">
      <style:text-properties fo:color="#00a933" loext:opacity="100%" style:text-position="0% 100%" style:font-name="Linux Libertine S.O.Cist." fo:font-size="12pt" fo:language="cs" fo:country="CZ" fo:font-style="normal" fo:font-weight="normal" officeooo:rsid="00102836" style:letter-kerning="false" style:font-name-asian="Linux Libertine S.O.Cist." style:font-size-asian="15pt" style:language-asian="cs" style:country-asian="CZ" style:font-style-asian="normal" style:font-weight-asian="normal" style:font-name-complex="Linux Libertine S.O.Cist." style:font-size-complex="12pt" style:font-style-complex="normal" style:font-weight-complex="normal"/>
    </style:style>
    <style:style style:name="T139" style:family="text">
      <style:text-properties style:text-position="0% 100%" fo:font-style="italic" fo:font-weight="normal" style:font-style-asian="italic" style:font-weight-asian="normal" style:font-style-complex="italic" style:font-weight-complex="normal"/>
    </style:style>
    <style:style style:name="T140" style:family="text">
      <style:text-properties fo:color="#ff0000" loext:opacity="100%" style:font-name="Linux Libertine S.O.Cist." fo:font-size="12pt" fo:language="cs" fo:country="CZ" fo:font-weight="bold" officeooo:rsid="00102836" style:letter-kerning="false" style:font-name-asian="Linux Libertine S.O.Cist." style:font-size-asian="15pt" style:font-weight-asian="bold" style:font-name-complex="Linux Libertine S.O.Cist." style:font-size-complex="12pt" style:font-weight-complex="bold"/>
    </style:style>
    <style:style style:name="T141" style:family="text">
      <style:text-properties fo:color="#ff0000" loext:opacity="100%" style:font-name="Linux Libertine S.O.Cist." fo:font-size="12pt" fo:language="cs" fo:country="CZ" fo:font-weight="bold" officeooo:rsid="00469dd8" style:letter-kerning="false" style:font-name-asian="Linux Libertine S.O.Cist." style:font-size-asian="15pt" style:font-weight-asian="bold" style:font-name-complex="Linux Libertine S.O.Cist." style:font-size-complex="12pt" style:font-weight-complex="bold"/>
    </style:style>
    <style:style style:name="T142" style:family="text">
      <style:text-properties fo:color="#00a933" loext:opacity="100%" style:font-name="Linux Libertine S.O.Cist." fo:font-size="12pt" officeooo:rsid="00102836" style:letter-kerning="false" style:font-name-asian="Linux Libertine S.O.Cist." style:font-size-asian="15pt" style:font-name-complex="Linux Libertine S.O.Cist." style:font-size-complex="12pt"/>
    </style:style>
    <style:style style:name="T143" style:family="text">
      <style:text-properties fo:language="none" fo:country="none"/>
    </style:style>
    <style:style style:name="T144" style:family="text">
      <style:text-properties officeooo:rsid="003d968c"/>
    </style:style>
    <style:style style:name="T145" style:family="text">
      <style:text-properties fo:language="la" fo:country="VA"/>
    </style:style>
    <style:style style:name="T146" style:family="text">
      <style:text-properties fo:color="#ff0000" loext:opacity="100%" officeooo:rsid="0049f617"/>
    </style:style>
    <style:style style:name="T147" style:family="text">
      <style:text-properties officeooo:rsid="0049f617"/>
    </style:style>
    <style:style style:name="T148" style:family="text">
      <style:text-properties style:font-name="Linux Libertine S.O.Cist.3" style:font-name-asian="Linux Libertine S.O.Cist.3" style:font-name-complex="Linux Libertine S.O.Cist.3"/>
    </style:style>
    <style:style style:name="T149" style:family="text">
      <style:text-properties style:font-name="Linux Libertine S.O.Cist.4" style:font-name-asian="NSimSun" style:font-name-complex="Lucida Sans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text:span text:style-name="T1">Překlep v oraci </text:span><text:span text:style-name="T2">ze sv. Jana od Kříže: (23. 11. večer): Crucis amatorem </text:span><text:span text:style-name="T3">✔</text:span></text:p>
        </text:list-item>
        <text:list-item>
          <text:p text:style-name="P2">uvádět na začátku měsíce nejen O. M., ale také A. S. (Anniversarium solemne; připadá 4 x v roce: <text:span text:style-name="T4">zpravidla</text:span> 31.1., 21.<text:span text:style-name="T5">5</text:span>, 18.9., 2<text:span text:style-name="T5">0</text:span>.11. - <text:span text:style-name="T4">může být ale posunuto na jiný datum</text:span>)<text:span text:style-name="T2"> </text:span><text:span text:style-name="T6">✔ </text:span><text:span text:style-name="T7">skoro je</text:span></text:p>
        </text:list-item>
        <text:list-item>
          <text:p text:style-name="P3">Konventní roraty mají vždycky Gloria. Tiché mají Gloria jen v sobotu. <text:span text:style-name="T2"><text:s/></text:span><text:span text:style-name="T3">✔</text:span></text:p>
        </text:list-item>
        <text:list-item>
          <text:p text:style-name="P3">Oktáva Zjevení (13. 1.) má být správně: xij. Lect. et M.<text:span text:style-name="T2"> </text:span><text:span text:style-name="T3">✔</text:span></text:p>
        </text:list-item>
        <text:list-item>
          <text:p text:style-name="P3">30. 12. - bílá liturgická barva<text:span text:style-name="T2"> </text:span><text:span text:style-name="T3">✔</text:span></text:p>
        </text:list-item>
        <text:list-item>
          <text:p text:style-name="P3">Vánoční vigilie má 2 trošku odlišné verze:<text:span text:style-name="T2"> </text:span><text:span text:style-name="T3">✔</text:span></text:p>
          <text:list>
            <text:list-item>
              <text:p text:style-name="P4">v neděli – <text:span text:style-name="T8">cum dalmaticis – cum incenso ad oblata - </text:span>2. orace z neděle adventní - Alleluia - Credo – Praef. Trinit. </text:p>
            </text:list-item>
            <text:list-item>
              <text:p text:style-name="P4">v jiné dny – <text:span text:style-name="T8">Duo Acolythi – cum incenso ad oblata - </text:span>jen 1 orace – pouze graduale – non dicitur Credo – Praef. Comm.</text:p>
            </text:list-item>
          </text:list>
          <text:p text:style-name="P5">Na vysvětlenou: Ve všední dny je tato mše sv. v zimní kapli, proto „duo acolythi“</text:p>
          <text:p text:style-name="P6"/>
        </text:list-item>
        <text:list-item>
          <text:p text:style-name="P7">bylo by možné uvádět u měsíců vždycky i rok pro přehlednost? <text:span text:style-name="T9">Např. Maius 2024</text:span><text:span text:style-name="T2"> </text:span><text:span text:style-name="T3">✔</text:span></text:p>
        </text:list-item>
        <text:list-item>
          <text:p text:style-name="P7">přimlouval bych se za to, aby prosinec (+případný adventní čas v listopadu) byl uveden celý v direktáři také na konci roku. Teď je to tak, že když chci zobrazit celý prosinec 2029, tak musím zadat v programu rok 2030. Bylo by možné, aby byl prosinec (advent) nejen na začátku roku, ale také na konci?<text:span text:style-name="T2"> </text:span><text:span text:style-name="T3">✔</text:span></text:p>
        </text:list-item>
        <text:list-item>
          <text:p text:style-name="P8">Nominis Jesu <text:span text:style-name="T10">(Neděle od 2. do 5. ledna: </text:span>asperges. / <text:span text:style-name="T11">ve všední den 2 akolyté + incensum ad oblata</text:span><text:span text:style-name="T2"> </text:span><text:span text:style-name="T3">✔</text:span></text:p>
        </text:list-item>
        <text:list-item>
          <text:p text:style-name="P9">Dominica xxii. post Pentecosten (20. 10. 2024) – 2<text:span text:style-name="T12">a</text:span><text:span text:style-name="T13"> A cunctis. 3</text:span><text:span text:style-name="T12">a</text:span><text:span text:style-name="T13"> ad libitum</text:span><text:span text:style-name="T14"> </text:span><text:span text:style-name="T15">✔</text:span></text:p>
        </text:list-item>
        <text:list-item>
          <text:p text:style-name="P10">Vigilia Ss. Ap. Simonis et Judae (27. 10.) - vide rubricam in Missali Cist.: <text:s/><text:span text:style-name="T16">udělám.</text:span></text:p>
          <text:list>
            <text:list-item>
              <text:p text:style-name="P11">quando 27. fit dies Sabbati &gt; officium et Missa B. M. V. : in missa: 2<text:span text:style-name="T12">a </text:span><text:span text:style-name="T13">Vigilia Ss. Ap. 3</text:span><text:span text:style-name="T12">a </text:span><text:span text:style-name="T13">de Sp. Sancto</text:span></text:p>
            </text:list-item>
            <text:list-item>
              <text:p text:style-name="P11">quando 27. fit Dominica&gt; <text:s/>die 26 officium et Missa B. M. V.: 2<text:span text:style-name="T12">a </text:span><text:span text:style-name="T13"><text:s/>Vigilia. 3</text:span><text:span text:style-name="T12">a</text:span><text:span text:style-name="T13"> S. Evaristi. <text:s/></text:span></text:p>
            </text:list-item>
          </text:list>
        </text:list-item>
        <text:list-item>
          <text:p text:style-name="P9">doplnit oraci ke svátku sv. Ludmily: <text:span text:style-name="T2"><text:s/></text:span><text:span text:style-name="T3">✔</text:span></text:p>
          <text:p text:style-name="P11"><text:span text:style-name="T17">Officium</text:span><text:span text:style-name="T18"> et Missa</text:span><text:span text:style-name="T17"> </text:span><text:span text:style-name="T19">S. Ludmillæ Viduæ Martyris </text:span><text:span text:style-name="T20">et </text:span><text:span text:style-name="T19">Patronæ Bohemiæ</text:span><text:span text:style-name="T21"> (MM</text:span><text:span text:style-name="T22">.</text:span><text:span text:style-name="T21"> m</text:span><text:span text:style-name="T23">in</text:span><text:span text:style-name="T21">.)</text:span><text:span text:style-name="T24"> </text:span><text:span text:style-name="T25">Oratio.</text:span><text:span text:style-name="T26"> </text:span><text:span text:style-name="T27">Adjuve</text:span><text:span text:style-name="T28">n</text:span><text:span text:style-name="T27">t nos, quaesumus, Dómine preces,</text:span><text:span text:style-name="T29"> </text:span><text:span text:style-name="T27">et mérita Sanctae Ludm</text:span><text:span text:style-name="T30">í</text:span><text:span text:style-name="T27">llæ Mártyris tuae Dómine Deus noster: </text:span><text:span text:style-name="T31">*</text:span><text:span text:style-name="T27"> ut ejus vestígiis inhaeréntes,</text:span><text:span text:style-name="T29"> </text:span><text:span text:style-name="T32">§</text:span><text:span text:style-name="T27"> in fide inveniámur stábiles et in sanctis opéribus efficáces. </text:span><text:span text:style-name="T33">Per </text:span><text:span text:style-name="T34">Dóminum nostrum Jesum Christum.</text:span><text:span text:style-name="T35"> </text:span></text:p>
        </text:list-item>
        <text:list-item>
          <text:p text:style-name="P12"><text:span text:style-name="T35">S</text:span><text:span text:style-name="T36">eptem Dolorum B.M.V. - in i. Vesperis De Exaltatione S. Crucis: Com. </text:span><text:span text:style-name="T37">Cum vidisset Jesus.</text:span><text:span text:style-name="T36"> In Laud. (quando in Dominica): Com. </text:span><text:span text:style-name="T37">Tuam ipsíus ánimam. </text:span><text:span text:style-name="T38"><text:s/></text:span><text:span text:style-name="T39">✔</text:span></text:p>
        </text:list-item>
        <text:list-item>
          <text:p text:style-name="P13"><text:span text:style-name="T36">16. 9. - in Laud.: Com. Euphemiae,… </text:span><text:span text:style-name="T37">Martyrum chorus </text:span><text:span text:style-name="T36">(</text:span><text:span text:style-name="T40">Fulgebunt justi</text:span><text:span text:style-name="T36">)</text:span><text:span text:style-name="T41"> </text:span><text:span text:style-name="T39">✔</text:span></text:p>
        </text:list-item>
        <text:list-item>
          <text:p text:style-name="P14">2. 10. - Missa votiva de Angelis Custodibus (ut die ij. Oct.)<text:span text:style-name="T2"> </text:span><text:span text:style-name="T3">✔</text:span></text:p>
        </text:list-item>
        <text:list-item>
          <text:p text:style-name="P15">23. 1. - in Capitulo: Hodie in S. Regula omittuntur 11 capitula et incipitur a cap. 19 <text:span text:style-name="T42">De disciplina psallendi. </text:span><text:span text:style-name="T2"><text:s/></text:span><text:span text:style-name="T3">✔</text:span></text:p>
        </text:list-item>
        <text:list-item>
          <text:p text:style-name="P16">24. 1. - sv. Timotej – červená liturgická barva<text:span text:style-name="T2"> </text:span><text:span text:style-name="T3">✔</text:span></text:p>
        </text:list-item>
      </text:list>
      <text:p text:style-name="P17"/>
      <text:p text:style-name="P17">Poznámky další</text:p>
      <text:list text:style-name="L2">
        <text:list-item>
          <text:p text:style-name="P18">S. Simeonis (18. 2.) - Com. et M. - není Gloria<text:span text:style-name="T2"> </text:span><text:span text:style-name="T3">✔</text:span></text:p>
        </text:list-item>
        <text:list-item>
          <text:p text:style-name="P19"><text:span text:style-name="T36">S. Mechtildis (27.2.) </text:span><text:span text:style-name="T43">uvést: </text:span><text:span text:style-name="T36">(suppl. brev. Cist. 1965)</text:span><text:span text:style-name="T41"> </text:span><text:span text:style-name="T39">✔</text:span></text:p>
        </text:list-item>
        <text:list-item>
          <text:p text:style-name="P20">1. 2. (den před slavností sermonis) jejunatur (ne v neděli)<text:span text:style-name="T2"> </text:span><text:span text:style-name="T3">✔ <text:s text:c="124"/></text:span></text:p>
        </text:list-item>
        <text:list-item>
          <text:p text:style-name="P20"/>
        </text:list-item>
        <text:list-item>
          <text:p text:style-name="P21">31. 1. (S. Ignatii ad vesperas ant. <text:span text:style-name="T44">Iste sanctus</text:span>)<text:span text:style-name="T2"> </text:span><text:span text:style-name="T3">✔</text:span></text:p>
        </text:list-item>
        <text:list-item>
          <text:p text:style-name="P21">1. 2. S Ignatii (ad laudes ant. <text:span text:style-name="T44">Qui odit</text:span>) <text:span text:style-name="T2"><text:s/></text:span><text:span text:style-name="T3">✔</text:span></text:p>
        </text:list-item>
        <text:list-item>
          <text:p text:style-name="P22">15.2. smazat „jejunatur“<text:span text:style-name="T2"> </text:span><text:span text:style-name="T3">✔</text:span></text:p>
        </text:list-item>
        <text:list-item>
          <text:p text:style-name="P23">21.2. (ad vesperas: už nejsou běžné kommemorace BMV atd. - viz rubrika 22.2.)<text:span text:style-name="T2"> </text:span><text:span text:style-name="T3">✔</text:span></text:p>
        </text:list-item>
        <text:list-item>
          <text:p text:style-name="P24">Officium Feriále – tzn. 2. officium za zemřelé v měsíci, kdy je jenom 1x officium mensis. (Např. v lednu je A. S., takže už nebude feriale)<text:span text:style-name="T10"> </text:span><text:span text:style-name="T45">udělám.</text:span></text:p>
        </text:list-item>
        <text:list-item>
          <text:p text:style-name="P25">Gloria není o nedělích od Devítníku dál.<text:span text:style-name="T2"> </text:span><text:span text:style-name="T3">✔</text:span></text:p>
        </text:list-item>
        <text:list-item>
          <text:p text:style-name="P26">Hlášení Devítníku den předem. <text:span text:style-name="T46"><text:s/></text:span><text:span text:style-name="T3">✔</text:span></text:p>
        </text:list-item>
        <text:list-item>
          <text:p text:style-name="P26">Hlášení popeleční středy den předem. <text:span text:style-name="T46"><text:s/></text:span><text:span text:style-name="T3">✔</text:span></text:p>
        </text:list-item>
      </text:list>
      <text:p text:style-name="P27"><text:soft-page-break/></text:p>
      <text:list text:continue-numbering="true" text:style-name="L2">
        <text:list-item>
          <text:p text:style-name="P28">S. Familiae – 2<text:span text:style-name="T12">a </text:span><text:span text:style-name="T13">de Dom. infra Oct. Epiph. 3</text:span><text:span text:style-name="T12">a </text:span><text:span text:style-name="T13">de Oct. Epiph. Dom. (ve mši a v laudách)</text:span></text:p>
        </text:list-item>
        <text:list-item>
          <text:p text:style-name="P28">22. 1. - hlášení svátku Desponsatio – není Ave Maria, protože to není svátek Sermonis. </text:p>
        </text:list-item>
        <text:list-item>
          <text:p text:style-name="P28">28. 1. - S. Amedei – není Credo</text:p>
        </text:list-item>
        <text:list-item>
          <text:p text:style-name="P29">31. 1. - ukazuje to nějaká hausnumera :-)</text:p>
        </text:list-item>
        <text:list-item>
          <text:p text:style-name="P29">3. 2. - Smazat „in Schaller etiam“. 3<text:span text:style-name="T12">a </text:span><text:span text:style-name="T47">A cunctis</text:span></text:p>
        </text:list-item>
        <text:list-item>
          <text:p text:style-name="P29">4. 2. - Polykarp má ve mši 3 orace</text:p>
        </text:list-item>
        <text:list-item>
          <text:p text:style-name="P29">Anticipata Dom. vj. post Epiph. (11.2.) - <text:span text:style-name="T48">Upravit/</text:span>Doplnit tuto rubriku k vigiliím: Invitatorium de Feria. Benedictio <text:span text:style-name="T44">Evangelica lectio. </text:span><text:span text:style-name="T49">Leguntur tres lectiones </text:span><text:span text:style-name="T50">de iij. nocturno</text:span><text:span text:style-name="T49">:</text:span> ix., x., xj. <text:span text:style-name="T48">una </text:span>cum xij. Oratio de Dom. vj. post Epiph.</text:p>
        </text:list-item>
        <text:list-item>
          <text:p text:style-name="P30">18. 2. (na svátky Com. et Missa) by nemělo být off. mensis </text:p>
        </text:list-item>
        <text:list-item>
          <text:p text:style-name="P30">od 10. 3. jsou v direktáři často vigile tučně: <text:span text:style-name="T51">iij. Lect.</text:span> (prosím odtučnit)</text:p>
        </text:list-item>
        <text:list-item>
          <text:p text:style-name="P31">Fer. iv. Cinerum (5.3.) - RR. z neděle (4,5,6)</text:p>
        </text:list-item>
        <text:list-item>
          <text:p text:style-name="P31">Fer. v. post Cineres – (7,8,9)</text:p>
        </text:list-item>
        <text:list-item>
          <text:p text:style-name="P31">Fer. ii. post Quinquagesimam – RR. z neděle (1,2,3)</text:p>
        </text:list-item>
        <text:list-item>
          <text:p text:style-name="P31">S. Joachim (20.3.), S. Gabriel (24.3) – jejunatur</text:p>
        </text:list-item>
        <text:list-item>
          <text:p text:style-name="P31">off. mensis – 1.4. - ij. nocturnum (patří k úterý, kdy se modlíme ij. nokturn); missa by měla být správně postní s komemorací ve mši svaté 2<text:span text:style-name="T12">a </text:span><text:span text:style-name="T44">Praesta.</text:span><text:span text:style-name="T49"> 3</text:span><text:span text:style-name="T52">a</text:span><text:span text:style-name="T53"> B. Hugonis</text:span></text:p>
        </text:list-item>
        <text:list-item>
          <text:p text:style-name="P32">v postu by neměla být žádná mše v černé (vyjma pohřbu :-)</text:p>
        </text:list-item>
      </text:list>
      <text:p text:style-name="P33"/>
      <text:p text:style-name="P33"/>
      <text:p text:style-name="P34"><text:span text:style-name="T54">V</text:span>ěci k vylepšení <text:span text:style-name="T55">ve vyšebrodském</text:span> ordo:</text:p>
      <text:list text:style-name="L3">
        <text:list-item>
          <text:p text:style-name="P35">4.4. (sv. Ambrož) – Duo acolythi – Incenso ad oblata (všechny xij. lekcové s Credem).<text:span text:style-name="T38"> </text:span><text:span text:style-name="T39">✔</text:span> <text:span text:style-name="T56">Nemá třetí oraci</text:span><text:span text:style-name="T57"> (tu nemá zpravidla žádný svátek MM.</text:span><text:span text:style-name="T58"> – </text:span><text:span text:style-name="T59">ani MM. min.?</text:span><text:span text:style-name="T57">)</text:span><text:span text:style-name="T38"> </text:span><text:span text:style-name="T39">✔</text:span></text:p>
        </text:list-item>
        <text:list-item>
          <text:p text:style-name="P36">Fer. v. post Cineres a také Sabbato infra hebd. secundam Quadragesimae: třetí responsorium je vlastní. Možné napsat do direktáře např. takto (7,8,proprium)?</text:p>
        </text:list-item>
        <text:list-item>
          <text:p text:style-name="P37">Dom. Passionis: in Missa – Dom. Passionis (bez čísla V.)<text:span text:style-name="T38"> </text:span><text:span text:style-name="T39">✔</text:span></text:p>
        </text:list-item>
        <text:list-item>
          <text:p text:style-name="P37">Svátek Septem Dolorum B.M.V. - doplnit třídu MM. Maj. <text:span text:style-name="T38"><text:s/></text:span><text:span text:style-name="T39">✔</text:span></text:p>
        </text:list-item>
        <text:list-item>
          <text:p text:style-name="P38">V postu nejsou mše v černé barvě. Officium mensis (popř. Off. ferialis) má ve mši jen komemoraci. </text:p>
        </text:list-item>
        <text:list-item>
          <text:p text:style-name="P39">rubrika „extra stalla“ nepsat kurzívou (zelený čtvrtek, velký pátek, <text:span text:style-name="T60">B</text:span>. sobota, B. hod)<text:span text:style-name="T38"> </text:span><text:span text:style-name="T39">✔</text:span></text:p>
        </text:list-item>
        <text:list-item>
          <text:p text:style-name="P40">Květná neděle: Při nešporách by měly být 2 komemorace z následujícího dne. <text:span text:style-name="T38"><text:s/></text:span><text:span text:style-name="T39">✔</text:span></text:p>
        </text:list-item>
        <text:list-item>
          <text:p text:style-name="P41">ohlašování přenesených svátků při kapitule (den předem) má svojí zjednodušenou formuli: Vide rubricam n. 8 in libro Kalendarium Cisterciense <text:s/>seu <text:s/>Martyrologium, Westmalle 1921</text:p>
          <text:p text:style-name="P42">To se týká přeneseného např. sv. Vojtěcha, atd. (<text:span text:style-name="T61">V</text:span> martyrologiu <text:span text:style-name="T61">je </text:span>Vojtěch nejprve ohlášen kompletně 22. 3. (den předem) a pak je zmíněn den před faktickým slavením: <text:span text:style-name="T62">Officium</text:span><text:span text:style-name="T61"> </text:span><text:span text:style-name="T62">sancti Adalberti, Episcopi et Martyris, cuius natalis die 23 recolitur. </text:span></text:p>
        </text:list-item>
        <text:list-item>
          <text:p text:style-name="P43"><text:span text:style-name="T61">sv. Filipa a Jakuba, </text:span>sv. Zikmund (2.5.) - Color Rubeus<text:span text:style-name="T38"> </text:span><text:span text:style-name="T39">✔</text:span></text:p>
        </text:list-item>
        <text:list-item>
          <text:p text:style-name="P43">sv. <text:span text:style-name="T55">Ioannes ante Portam Latinam </text:span>(6. 5.) - <text:span text:style-name="T55">Color Rubeus; </text:span>Oratio unica (ve mši svaté). <text:span text:style-name="T55">Bez komemorací 5. 5. večer i 6. 5. ráno. </text:span><text:span text:style-name="T38"><text:s/></text:span><text:span text:style-name="T39">✔ <text:s text:c="118"/></text:span></text:p>
        </text:list-item>
        <text:list-item>
          <text:p text:style-name="P44">sv. Pudentiana (19.5.) - komemoraci v laudách dát na správné místo <text:span text:style-name="T38"><text:s/></text:span><text:span text:style-name="T39">✔</text:span></text:p>
        </text:list-item>
        <text:list-item>
          <text:p text:style-name="P45">sv. Nerei, Pancratii,… - Color Rubeus<text:span text:style-name="T38"> </text:span><text:span text:style-name="T39">✔</text:span></text:p>
        </text:list-item>
        <text:list-item>
          <text:p text:style-name="P46">31.5. - <text:span text:style-name="T63">Smazat „-in Capitulo: </text:span>Festivitas Ang. Custodum“<text:span text:style-name="T38"> </text:span><text:span text:style-name="T39">✔</text:span></text:p>
        </text:list-item>
        <text:list-item>
          <text:p text:style-name="P42">Pokud se přesouvá svátek sv. Marka, nepřesouvá se procesí. Procesí by mělo být 25. 4. (Vide rubricam in Missali et Brevario, die xxv. Aprilis). Pokud by 25. 4. byl zrovna Boží Hod, tak procesí bude následnou Fer. iij.</text:p>
        </text:list-item>
        <text:list-item>
          <text:p text:style-name="P47">Sv. Josef (Velikonoční) – doplnit processio per Ecclesiam<text:span text:style-name="T38"> </text:span><text:span text:style-name="T39">✔</text:span></text:p>
        </text:list-item>
        <text:list-item>
          <text:p text:style-name="P48">21. 5. - Anniversarium Solemne (Všechny mše svaté jsou v černé). <text:span text:style-name="T38"><text:s/></text:span><text:span text:style-name="T39">✔</text:span></text:p>
        </text:list-item>
        <text:list-item>
          <text:p text:style-name="P49">25. 5. - nešpory: Chyba v antifonách komemorací (Filip Neri má mít Beatus vir. Mučedníci mají mít Filae Jerusalem. </text:p>
        </text:list-item>
        <text:list-item>
          <text:p text:style-name="P50">26. 5. nešpory by měly být „de seq.“ . Komemorace <text:span text:style-name="T64">z </text:span>Rogationum. <text:span text:style-name="T38"><text:s/></text:span><text:span text:style-name="T39">✔</text:span></text:p>
        </text:list-item>
        <text:list-item>
          <text:p text:style-name="P51">26.5. - přede mší by mělo být procesí jako 28.5. <text:span text:style-name="T65"><text:s/></text:span><text:span text:style-name="T39">✔</text:span></text:p>
        </text:list-item>
        <text:list-item>
          <text:p text:style-name="P52"><text:soft-page-break/><text:span text:style-name="T66">26.5. - barva jen fialová. (mše z rogací) </text:span><text:span text:style-name="T65"><text:s/></text:span><text:span text:style-name="T39">✔</text:span></text:p>
        </text:list-item>
        <text:list-item>
          <text:p text:style-name="P53">Dominica Passionis – doplnit Credo<text:span text:style-name="T38"> </text:span><text:span text:style-name="T39">✔</text:span></text:p>
        </text:list-item>
        <text:list-item>
          <text:p text:style-name="P54"><text:span text:style-name="T57">Ferie od Dom. Passionis do Cena Domini mají 2</text:span><text:span text:style-name="T67">a</text:span><text:span text:style-name="T57"> </text:span><text:span text:style-name="T68">Ecclésiæ</text:span><text:span text:style-name="T57"> vel pro Papa. Třetí orace není. </text:span><text:span text:style-name="T39">✔</text:span></text:p>
        </text:list-item>
        <text:list-item>
          <text:p text:style-name="P55">Septem Dolorum BMV – jejunatur (v postu ruší půst jen Sermo a neděle). <text:span text:style-name="T69">Doplnit Com. S. Leonis. v laudách a ve mši sv. (iij. Lect. svátek)</text:span><text:span text:style-name="T38"> </text:span><text:span text:style-name="T39">✔</text:span></text:p>
        </text:list-item>
        <text:list-item>
          <text:p text:style-name="P56">Dát následující 2 rubriky také pro jistotu do direktáře:</text:p>
        </text:list-item>
        <text:list-item>
          <text:p text:style-name="P57"><text:span text:style-name="T70">Dominica Palmarum:</text:span><text:span text:style-name="T71"> </text:span><text:span text:style-name="T72">¶ </text:span><text:span text:style-name="T73">Ab hac die usque ad Octavam Paschae, si occurrat aliquod Festum xij. (</text:span><text:span text:style-name="T74">MM. maj. vel Sermonis</text:span><text:span text:style-name="T73">) Lect. transfertur post Octavam. De Festis </text:span><text:span text:style-name="T74">MM. m</text:span><text:span text:style-name="T75">in</text:span><text:span text:style-name="T74">., </text:span><text:span text:style-name="T75">xij. Lect. et </text:span><text:span text:style-name="T73">iij. Lect. vel Commemorationis nihil fit a Vesperis Feriae iv. majoris hebdomadae usque ad Vesperas Feriae iij. post Pascha inclusive.</text:span><text:span text:style-name="T76"> </text:span><text:span text:style-name="T77">✔</text:span></text:p>
        </text:list-item>
        <text:list-item>
          <text:p text:style-name="P57"><text:span text:style-name="T78">Resu</text:span><text:span text:style-name="T79">r</text:span><text:span text:style-name="T78">rectio Domini:</text:span><text:span text:style-name="T80"> </text:span><text:span text:style-name="T71">¶ </text:span><text:span text:style-name="T80">Infra Octavam Paschæ non fit de aliquo Festo </text:span><text:span text:style-name="T81">MM. maj. vel Sermonis,</text:span><text:span text:style-name="T71"> </text:span><text:span text:style-name="T80">sed post Octavam celebratur. De Festis autem </text:span><text:span text:style-name="T81">MM. m</text:span><text:span text:style-name="T75">in</text:span><text:span text:style-name="T81">., </text:span><text:span text:style-name="T75">xij. Lect. et</text:span><text:span text:style-name="T80"> iij. Lectionum vel Commemorationis occurrentibus </text:span><text:span text:style-name="T82">post hoc triduum</text:span><text:span text:style-name="T80"> (id est a Fer. iv.) fit tantum Commemoratio in Vesperis, Laudibus et Missis, cum secunda Collecta Contra persecutores Ecclesiae, vel pro Papa, </text:span><text:span text:style-name="T83">Communicántes</text:span><text:span text:style-name="T71">...</text:span><text:span text:style-name="T80"> et </text:span><text:span text:style-name="T83">Hanc ígitur</text:span><text:span text:style-name="T71">... </text:span><text:span text:style-name="T80">ipsius Octavæ.</text:span><text:span text:style-name="T76"> </text:span><text:span text:style-name="T77">✔</text:span></text:p>
        </text:list-item>
        <text:list-item>
          <text:p text:style-name="P58">29. 4. <text:span text:style-name="T84">Nešpory: Commemorace aktualizovat (nejen z následujícího svátku Vojtěcha, ale také z 2 přebitých svátků)</text:span><text:span text:style-name="T85"> </text:span><text:span text:style-name="T86">✔</text:span></text:p>
        </text:list-item>
      </text:list>
      <text:list text:style-name="L4">
        <text:list-item>
          <text:p text:style-name="P59">Atanáš<text:span text:style-name="T63">e přesunout na </text:span>13. 5., <text:span text:style-name="T63">tak</text:span> má <text:span text:style-name="T61">u nás </text:span>v Čechách být (Sigmund ho přebil a <text:span text:style-name="T61">poslal na 13.5.</text:span>)<text:span text:style-name="T38"> </text:span><text:span text:style-name="T39">✔</text:span></text:p>
        </text:list-item>
        <text:list-item>
          <text:p text:style-name="P60"><text:span text:style-name="T87">Casamarští mučedníci budou všichni 17. 5. s tím, že budou mít </text:span><text:span text:style-name="T88">tuto (</text:span><text:span text:style-name="T87">officiální</text:span><text:span text:style-name="T88">)</text:span><text:span text:style-name="T87"> oraci:</text:span><text:span text:style-name="T89"> </text:span><text:span text:style-name="T90">Omnípotens et miséricors Deus, qui </text:span><text:span text:style-name="T91">b</text:span><text:span text:style-name="T90">eátis Simeóni et sóciis grátiam in fide usque ad martýrium perseverándi dedísti, </text:span><text:span text:style-name="T92">*</text:span><text:span text:style-name="T90"> concéde, quaesumus, </text:span><text:span text:style-name="T92">§</text:span><text:span text:style-name="T90"> ut nos, eórum memóriam cum gáudio celebrántes, </text:span><text:span text:style-name="T92">*</text:span><text:span text:style-name="T90"> nihil Christi, Fílii tui, amóri praepónere discámus. Qui tecum vivit. </text:span><text:span text:style-name="T93"><text:s/></text:span><text:span text:style-name="T94">✔</text:span></text:p>
        </text:list-item>
        <text:list-item>
          <text:p text:style-name="P61"><text:span text:style-name="T95">1. 6. má letos být Dedicatio Ecclesiae. Má to větší sílu než Dominica infra Octavam. Ověřoval to br. Gerard. </text:span><text:span text:style-name="T96"><text:s/></text:span><text:span text:style-name="T97">✔ </text:span><text:span text:style-name="T98">(jo, ověřoval to u mě :-)</text:span></text:p>
        </text:list-item>
      </text:list>
      <text:p text:style-name="P62"><text:s text:c="97"/></text:p>
      <text:p text:style-name="P62"/>
      <text:p text:style-name="P62"/>
      <text:p text:style-name="P63">opravit ještě květen 2025:</text:p>
      <text:list text:style-name="L5">
        <text:list-item>
          <text:p text:style-name="P64">7. 5. - S. Joseph – smazat třetí (votivní) oraci k B.M.V.<text:span text:style-name="T99"> </text:span><text:span text:style-name="T100"><text:s/></text:span><text:span text:style-name="T101">✔</text:span></text:p>
        </text:list-item>
        <text:list-item>
          <text:p text:style-name="P65">8.5.,9.5. - Credo. <text:span text:style-name="T99"><text:s/></text:span><text:span text:style-name="T100"><text:s/></text:span><text:span text:style-name="T101">✔</text:span></text:p>
        </text:list-item>
        <text:list-item>
          <text:p text:style-name="P66"><text:span text:style-name="T102">5. 5. S. Sacerdotis – doplnit </text:span><text:span text:style-name="T103"> </text:span><text:span text:style-name="T104">in Hymno</text:span><text:span text:style-name="T103"> </text:span><text:span text:style-name="T105">Hac die… suprémos.</text:span> <text:span text:style-name="T99"><text:s/></text:span><text:span text:style-name="T100"><text:s/></text:span><text:span text:style-name="T101">✔</text:span></text:p>
        </text:list-item>
        <text:list-item>
          <text:p text:style-name="P67">13. 5. - S. Athanasii – doplnit Credo<text:span text:style-name="T99"> </text:span><text:span text:style-name="T100"><text:s/></text:span><text:span text:style-name="T101">✔</text:span></text:p>
        </text:list-item>
        <text:list-item>
          <text:p text:style-name="P67">19. 5. - S. Petri Celestini – smazat Credo<text:span text:style-name="T99"> </text:span><text:span text:style-name="T100"><text:s/></text:span><text:span text:style-name="T101">✔</text:span></text:p>
        </text:list-item>
        <text:list-item>
          <text:p text:style-name="P67">24. 5. - Officium B.M.V. - Pokud není nějaká komemorace svatých, tak je vždy 2<text:span text:style-name="T12">a </text:span><text:span text:style-name="T13">de Sp. Sancto. 3</text:span><text:span text:style-name="T12">a </text:span><text:span text:style-name="T47">Ecclésiae</text:span><text:span text:style-name="T13"> vel pro papa</text:span><text:span text:style-name="T106"> </text:span><text:span text:style-name="T107">✔</text:span></text:p>
        </text:list-item>
        <text:list-item>
          <text:p text:style-name="P68">Fer. ij. Rogationum – není Gloria<text:span text:style-name="T100"> </text:span><text:span text:style-name="T101">✔</text:span></text:p>
        </text:list-item>
        <text:list-item>
          <text:p text:style-name="P69">27. 5. Béda nemá Credo. Taky prosím doplnit (Suppl. brev. Cist. 1965) <text:s/><text:span text:style-name="T101">✔</text:span></text:p>
        </text:list-item>
        <text:list-item>
          <text:p text:style-name="P70">2. 5. - dignatus es. (v oraci ) <text:s/><text:span text:style-name="T101">✔</text:span></text:p>
        </text:list-item>
        <text:list-item>
          <text:p text:style-name="P71">prosím doplnit do direktáře všechny orace ke všem českým svátkům, <text:span text:style-name="T108">(do budoucna </text:span>možná i ke všem svátkům ze Supplementa 1965, <text:span text:style-name="T108">ale aby zase direktář moc nenabyl na objemu)</text:span></text:p>
        </text:list-item>
        <text:list-item>
          <text:p text:style-name="P71"/>
        </text:list-item>
      </text:list>
      <text:p text:style-name="P62"/>
      <text:p text:style-name="P62"/>
      <text:p text:style-name="P62"/>
      <text:p text:style-name="P72"><text:soft-page-break/>červen 2025:</text:p>
      <text:list text:style-name="L6">
        <text:list-item>
          <text:p text:style-name="P73">Nejsvětější Trojice: Processio per Ecclesiam <text:s/><text:span text:style-name="T109"><text:s text:c="2"/></text:span><text:span text:style-name="T101">✔</text:span></text:p>
        </text:list-item>
        <text:list-item>
          <text:p text:style-name="P74">Dny ve svatodušním oktávu: Color Rubeus <text:span text:style-name="T109"><text:s text:c="2"/></text:span><text:span text:style-name="T101">✔</text:span></text:p>
        </text:list-item>
        <text:list-item>
          <text:p text:style-name="P74">Přenesený sv. Vít (17.6.): Color Rubeus <text:span text:style-name="T109"><text:s text:c="2"/></text:span><text:span text:style-name="T101">✔</text:span></text:p>
        </text:list-item>
        <text:list-item>
          <text:p text:style-name="P74">14.6. - in Laudes: smazat Comm. sv. Antonína. <text:span text:style-name="T109"><text:s/></text:span><text:span text:style-name="T101">✔</text:span></text:p>
        </text:list-item>
        <text:list-item>
          <text:p text:style-name="P75"><text:span text:style-name="T110">13. 6. - nešpory: antifona ze sv. Antonína: </text:span><text:span text:style-name="T111">Hic vir. </text:span><text:span text:style-name="T112">(</text:span><text:span text:style-name="T113">= Comm. Conf. non Pont. Temp. Pasch.</text:span><text:span text:style-name="T112">) </text:span><text:span text:style-name="T114">nebo </text:span><text:span text:style-name="T115">Iste Sanctus </text:span><text:span text:style-name="T114">(extra T. P) <text:s/></text:span><text:span text:style-name="T116">✔</text:span></text:p>
        </text:list-item>
        <text:list-item>
          <text:p text:style-name="P76"/>
        </text:list-item>
        <text:list-item>
          <text:p text:style-name="P75">Fer. iv., vi., Sabb. Suchých dnů svatodušních: Jejunatur. <text:span text:style-name="T101">✔</text:span></text:p>
        </text:list-item>
        <text:list-item>
          <text:p text:style-name="P77">18. 6.: Color Rubeus. OFFICIUM MENSIS platí, ale mše by měla být z Com. et M.: 2<text:span text:style-name="T12">a</text:span><text:span text:style-name="T13"> de off. diei. 3</text:span><text:span text:style-name="T12">a</text:span><text:span text:style-name="T13"> </text:span><text:span text:style-name="T47">Praesta </text:span><text:span text:style-name="T53">(off. mensis). 4</text:span><text:span text:style-name="T52">a </text:span><text:span text:style-name="T53">S. Elisabeth. // </text:span></text:p>
        </text:list-item>
        <text:list-item>
          <text:p text:style-name="P78">23. 6.: <text:span text:style-name="T117">Bílá barva. Den v oktávu je silnější než Vigilie J. Křtitele. (Jen </text:span><text:span text:style-name="T118">Comm.</text:span> vigilie.<text:span text:style-name="T117">) </text:span><text:span text:style-name="T101">✔</text:span></text:p>
        </text:list-item>
        <text:list-item>
          <text:p text:style-name="P78">25. 6. - in Vesp: také Comm. Ss. Joannis et Pauli. <text:span text:style-name="T119">+ 26.6. Laudy <text:s/></text:span><text:span text:style-name="T101">✔</text:span><text:span text:style-name="T119"> <text:s text:c="134"/></text:span></text:p>
        </text:list-item>
        <text:list-item>
          <text:p text:style-name="P79">27. 6.: Processio per Ecclesiam. <text:span text:style-name="T120">(“Processio totius Conventus” je potřeba nahradit buď “Processio per Ecclésiam nebo je </text:span><text:span text:style-name="T121">Processio per Claustrum</text:span><text:span text:style-name="T120"> (v těch dnech, kdy je procesí se zastávkami). </text:span><text:span text:style-name="T122">Taktéž nedává smysl k nešporám Com. Beátam me dicent. </text:span><text:span text:style-name="T119"><text:s text:c="2"/></text:span><text:span text:style-name="T101">✔</text:span><text:span text:style-name="T119"> </text:span></text:p>
        </text:list-item>
        <text:list-item>
          <text:p text:style-name="P76"/>
        </text:list-item>
        <text:list-item>
          <text:p text:style-name="P80">6.6 – in Vesp.: Com.: S. Roberti <text:span text:style-name="T42">Beatus vir. </text:span><text:span text:style-name="T123">(=velikonoční verze antifony k opatům). K laudám </text:span><text:span text:style-name="T124">7.6. </text:span><text:span text:style-name="T123">pak také přidat komemoraci. Ve mši 7.6. už komemorace není. (to je v ordomaticu v pořádku). Jen prosím odstranit “De S. Roberto hoc anno nihil fit.”, jsou </text:span><text:span text:style-name="T124">totiž </text:span><text:span text:style-name="T123">komemorace v officiu. </text:span><text:span text:style-name="T125"><text:s text:c="2"/></text:span><text:span text:style-name="T101">✔</text:span></text:p>
        </text:list-item>
        <text:list-item>
          <text:p text:style-name="P81">3 svatodušní kvatembry: jejunatur<text:span text:style-name="T119"> <text:s/></text:span><text:span text:style-name="T126">✔</text:span></text:p>
        </text:list-item>
        <text:list-item>
          <text:p text:style-name="P82"><text:span text:style-name="T123">přenesený svátek sv. Barnabáše: smazat votivní oraci k Panně Marii ve mši svaté (3</text:span><text:span text:style-name="T127">a),</text:span><text:span text:style-name="T128"> a měl by mít Cre. </text:span><text:span text:style-name="T129"><text:s text:c="2"/></text:span><text:span text:style-name="T107">✔</text:span></text:p>
        </text:list-item>
        <text:list-item>
          <text:p text:style-name="P83"><text:span text:style-name="T130">V oktávu Božího těla je 2</text:span><text:span text:style-name="T131">s </text:span><text:span text:style-name="T130">B.M.V. </text:span><text:span text:style-name="T132">Concede nos.</text:span><text:span text:style-name="T130"> </text:span><text:span text:style-name="T133">(</text:span>nikoliv<text:span text:style-name="T134"> A cunctis</text:span><text:span text:style-name="T133">) </text:span><text:span text:style-name="T130"><text:s/>3</text:span><text:span text:style-name="T131">a</text:span><text:span text:style-name="T130"> </text:span><text:span text:style-name="T132">Ecclésiae </text:span><text:span text:style-name="T130">vel pro papa.</text:span><text:span text:style-name="T107">✔</text:span></text:p>
        </text:list-item>
        <text:list-item>
          <text:p text:style-name="P84"><text:span text:style-name="T128">Corporis Christi – </text:span><text:span text:style-name="T133">Rubrika ke mši sv. </text:span><text:span text:style-name="T135">Ante missam Expositio Ssmi et p</text:span><text:span text:style-name="T136">rocessio sollemnissima in Paramentis.</text:span><text:span text:style-name="T137"> </text:span><text:span text:style-name="T138">✔</text:span></text:p>
        </text:list-item>
        <text:list-item>
          <text:p text:style-name="P84"><text:span text:style-name="T128">Sabb. ante Dom. infra Octavam Corp. Christi – Com. de Octava </text:span><text:span text:style-name="T139">Magníficat. </text:span><text:span text:style-name="T129"><text:s/></text:span><text:span text:style-name="T107">✔</text:span></text:p>
        </text:list-item>
        <text:list-item>
          <text:p text:style-name="P85">30. 6. - není neděle, takže odpadá: není asperges, není evangelium z neděle na konci, procesí také není, <text:span text:style-name="T119"><text:s/></text:span><text:span text:style-name="T126">✔ </text:span><text:span text:style-name="T140">- </text:span><text:span text:style-name="T141">ale dodělat 30.6.2024 - správné pořadí Comm. ve mši.</text:span></text:p>
        </text:list-item>
        <text:list-item>
          <text:p text:style-name="P86">29. 6. hází to tam 3. neděli post Epiphaniam. <text:span text:style-name="T119"><text:s/></text:span><text:span text:style-name="T126">✔</text:span></text:p>
        </text:list-item>
      </text:list>
      <text:p text:style-name="P87"/>
      <text:p text:style-name="P88">červenec</text:p>
      <text:list text:style-name="L7">
        <text:list-item>
          <text:p text:style-name="P89">hlášení svátku sv. Cyrila a Met. o den dříve (4. 7.)<text:span text:style-name="T119"> </text:span><text:span text:style-name="T142">✔</text:span></text:p>
        </text:list-item>
        <text:list-item>
          <text:p text:style-name="P90">10. 7. - mše by měla být v červené barvě (Com. et M.), </text:p>
        </text:list-item>
        <text:list-item>
          <text:p text:style-name="P90">O. M. proto raději o den dříve</text:p>
        </text:list-item>
        <text:list-item>
          <text:p text:style-name="P91">13. 7., 20.7., 20.7. Processio per Claustrum <text:s/><text:span text:style-name="T126">✔</text:span></text:p>
        </text:list-item>
        <text:list-item>
          <text:p text:style-name="P91">24.7. <text:span text:style-name="T143">smazat</text:span>: “atque Vigilia Festi S. Annae....” <text:s text:c="2"/><text:span text:style-name="T126">✔</text:span></text:p>
        </text:list-item>
      </text:list>
      <text:p text:style-name="P92"/>
      <text:p text:style-name="P93">srpen:</text:p>
      <text:list text:style-name="L8">
        <text:list-item>
          <text:p text:style-name="P94">3.8., <text:span text:style-name="T144">+další neděle</text:span> - Processio per Claustrum <text:s/><text:span text:style-name="T142">✔</text:span></text:p>
        </text:list-item>
        <text:list-item>
          <text:p text:style-name="P95">P. M. Sněžná nemá vigilii a ani Ave Maria den předem; 4. 8. tedy není postní den</text:p>
        </text:list-item>
        <text:list-item>
          <text:p text:style-name="P95">8.8. - bez kadidla (jen svátky xij. et M. a výše pokud mají Credo.)</text:p>
        </text:list-item>
        <text:list-item>
          <text:p text:style-name="P95">8. 8. - přehodit pořadí komemorací (i v nešporách den předem): 1. mučedníci. 2. vyznavač J. M. Vianney</text:p>
        </text:list-item>
        <text:list-item>
          <text:p text:style-name="P95"><text:soft-page-break/>10. 8., <text:span text:style-name="T144">také 24.8.</text:span> <text:span text:style-name="T145">Processio per Claustrum (cf. Processionale: S. Laurenti</text:span> – si in Dominica: Resp....) <text:span text:style-name="T146">Není to tak každou neděli mezi Nalezením a Povýšením sv. Kříže?</text:span></text:p>
        </text:list-item>
        <text:list-item>
          <text:p text:style-name="P96">11. 8. Color rubeus <text:s/><text:span text:style-name="T126">✔</text:span></text:p>
        </text:list-item>
        <text:list-item>
          <text:p text:style-name="P97">13.8. - ad vesp.: fer. iv.</text:p>
        </text:list-item>
        <text:list-item>
          <text:p text:style-name="P95">14.8., 19.8. - <text:span text:style-name="T144">smazat 2 slova</text:span> ”Dnes je” v ohlašování svátků</text:p>
        </text:list-item>
        <text:list-item>
          <text:p text:style-name="P98">14. 8. -3<text:span text:style-name="T12">a </text:span>de Sp. sancto</text:p>
        </text:list-item>
        <text:list-item>
          <text:p text:style-name="P98"/>
        </text:list-item>
        <text:list-item>
          <text:p text:style-name="P98">22.8. - “Immaculati Cordis”</text:p>
        </text:list-item>
        <text:list-item>
          <text:p text:style-name="P98"><text:span text:style-name="T84">15.8. - v nešporách smazat Comm. B.M.V. / Nevezmeme původní formulář mše svaté (i.e.</text:span> <text:span text:style-name="T44">Gaudeámus</text:span>)? </text:p>
        </text:list-item>
        <text:list-item>
          <text:p text:style-name="P99">22. 8. - in capit. Vigila sancti <text:span text:style-name="T147">B</text:span>artholomaei Apóstoli. <text:span text:style-name="T148">✝</text:span></text:p>
        </text:list-item>
        <text:list-item>
          <text:p text:style-name="P100">25. 8. - bez kadidla</text:p>
        </text:list-item>
        <text:list-item>
          <text:p text:style-name="P99"><text:span text:style-name="T149"/></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tine" svg:font-family="Libertin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modern" style:font-pitch="variable"/>
    <style:font-face style:name="Linux Libertine S.O.Cist.3" svg:font-family="'Linux Libertine S.O.Cist.'" style:font-adornments="Regular"/>
    <style:font-face style:name="Linux Libertine S.O.Cist.4" svg:font-family="'Linux Libertine S.O.Cist.'" style:font-adornments="Regular"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_30_3_20_Běžný_20_text_20__28_rubrika_29_" style:display-name="03 Běžný text (rubrika)" style:family="paragraph" style:parent-style-name="Standard" style:master-page-name="">
      <loext:graphic-properties draw:fill="none" draw:fill-color="#ffffff"/>
      <style:paragraph-properties fo:margin-left="0cm" fo:margin-right="0cm" fo:margin-top="0cm" fo:margin-bottom="0.102cm" style:contextual-spacing="false" style:line-height-at-least="0.474cm" fo:text-align="justify" style:justify-single-word="false" fo:hyphenation-ladder-count="no-limit" fo:hyphenation-keep="auto" loext:hyphenation-keep-type="column" fo:text-indent="0cm" style:auto-text-indent="false" style:page-number="auto" fo:background-color="transparent" style:writing-mode="lr-tb">
        <style:tab-stops/>
      </style:paragraph-properties>
      <style:text-properties style:font-name="Linux Libertine S.O.Cist.4" fo:font-family="'Linux Libertine S.O.Cist.'" style:font-style-name="Regular" style:font-pitch="variable" fo:language="la" fo:country="VA" fo:hyphenate="true" fo:hyphenation-remain-char-count="2" fo:hyphenation-push-char-count="2" loext:hyphenation-no-caps="false" loext:hyphenation-no-last-word="false" loext:hyphenation-word-char-count="5" loext:hyphenation-zone="no-limi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3T15:14:03.701000000</meta:creation-date>
    <dc:date>2025-05-27T21:37:23.745000000</dc:date>
    <meta:editing-duration>P22DT13H53M6S</meta:editing-duration>
    <meta:editing-cycles>65</meta:editing-cycles>
    <meta:generator>LibreOffice/24.8.0.3$Windows_X86_64 LibreOffice_project/0bdf1299c94fe897b119f97f3c613e9dca6be583</meta:generator>
    <dc:creator>Scriptorium</dc:creator>
    <meta:document-statistic meta:table-count="0" meta:image-count="0" meta:object-count="0" meta:page-count="5" meta:paragraph-count="140" meta:word-count="2168" meta:character-count="12200" meta:non-whitespace-character-count="9716"/>
  </office:meta>
</office:document-meta>
</file>